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Liberation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bold" style:font-name-complex="Liberation Mono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none"/>
    </style:style>
    <style:style style:name="ce6" style:family="table-cell" style:parent-style-name="Default" style:data-style-name="N1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">
      <style:table-cell-properties fo:border-bottom="0.002cm solid #000000" fo:background-color="#83caff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83caff" style:diagonal-bl-tr="none" style:diagonal-tl-br="none" fo:border="none" style:rotation-align="none"/>
    </style:style>
    <style:style style:name="ce9" style:family="table-cell" style:parent-style-name="Default" style:data-style-name="N1">
      <style:table-cell-properties fo:border-bottom="none" fo:background-color="#83caff" style:diagonal-bl-tr="none" style:diagonal-tl-br="none" fo:border-left="none" fo:border-right="none" style:rotation-align="none" fo:border-top="0.002cm solid #000000"/>
    </style:style>
    <style:style style:name="ce10" style:family="table-cell" style:parent-style-name="Default" style:data-style-name="N1">
      <style:table-cell-properties fo:border-bottom="0.002cm solid #000000" fo:background-color="#83caff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83caff" fo:border="none"/>
    </style:style>
    <style:style style:name="ce12" style:family="table-cell" style:parent-style-name="Default" style:data-style-name="N1">
      <style:table-cell-properties fo:border-bottom="none" fo:background-color="#83caff" fo:border-left="none" fo:border-right="none" fo:border-top="0.002cm solid #000000"/>
    </style:style>
    <style:style style:name="ce13" style:family="table-cell" style:parent-style-name="Default" style:data-style-name="N1">
      <style:table-cell-properties fo:border-bottom="0.002cm solid #000000" fo:background-color="#ffd32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d320" style:diagonal-bl-tr="none" style:diagonal-tl-br="none" fo:border="none" style:rotation-align="none"/>
    </style:style>
    <style:style style:name="ce15" style:family="table-cell" style:parent-style-name="Default" style:data-style-name="N1">
      <style:table-cell-properties fo:border-bottom="none" fo:background-color="#ffd320" style:diagonal-bl-tr="none" style:diagonal-tl-br="none" fo:border-left="none" fo:border-right="none" style:rotation-align="none" fo:border-top="0.002cm solid #000000"/>
    </style:style>
    <style:style style:name="ce16" style:family="table-cell" style:parent-style-name="Default" style:data-style-name="N1">
      <style:table-cell-properties fo:border-bottom="0.002cm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d320" fo:border="none"/>
    </style:style>
    <style:style style:name="ce18" style:family="table-cell" style:parent-style-name="Default" style:data-style-name="N1">
      <style:table-cell-properties fo:border-bottom="none" fo:background-color="#ffd320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4" table:number-columns-repeated="2" table:default-cell-style-name="ce11"/>
        <table:table-column table:style-name="co4" table:default-cell-style-name="ce14"/>
        <table:table-column table:style-name="co4" table:number-columns-repeated="2" table:default-cell-style-name="ce17"/>
        <table:table-column table:style-name="co4" table:default-cell-style-name="ce8"/>
        <table:table-column table:style-name="co4" table:number-columns-repeated="2" table:default-cell-style-name="ce11"/>
        <table:table-column table:style-name="co4" table:default-cell-style-name="ce14"/>
        <table:table-column table:style-name="co4" table:number-columns-repeated="2" table:default-cell-style-name="ce17"/>
        <table:table-column table:style-name="co4" table:default-cell-style-name="ce8"/>
        <table:table-column table:style-name="co4" table:number-columns-repeated="2" table:default-cell-style-name="ce11"/>
        <table:table-row table:style-name="ro1">
          <table:table-cell table:style-name="ce1" office:value-type="string">
            <text:p>Spell Costs (by spell level)</text:p>
          </table:table-cell>
          <table:table-cell table:style-name="ce1" office:value-type="string">
            <text:p>Skill category ID</text:p>
          </table:table-cell>
          <table:table-cell table:style-name="ce4" office:value-type="string">
            <text:p>SpelllistPart</text:p>
          </table:table-cell>
          <table:table-cell table:style-name="ce7" office:value-type="string">
            <text:p>PURE</text:p>
          </table:table-cell>
          <table:table-cell table:style-name="ce10"/>
          <table:table-cell table:style-name="ce10"/>
          <table:table-cell table:style-name="ce13" office:value-type="string">
            <text:p>HYBRID</text:p>
          </table:table-cell>
          <table:table-cell table:style-name="ce16"/>
          <table:table-cell table:style-name="ce16"/>
          <table:table-cell table:style-name="ce7" office:value-type="string">
            <text:p>SEMI</text:p>
          </table:table-cell>
          <table:table-cell table:style-name="ce10"/>
          <table:table-cell table:style-name="ce10"/>
          <table:table-cell table:style-name="ce13" office:value-type="string">
            <text:p>ARCANEPURE</text:p>
          </table:table-cell>
          <table:table-cell table:style-name="ce16"/>
          <table:table-cell table:style-name="ce16"/>
          <table:table-cell table:style-name="ce7" office:value-type="string">
            <text:p>ARCANESEMI</text:p>
          </table:table-cell>
          <table:table-cell table:style-name="ce10"/>
          <table:table-cell table:style-name="ce10"/>
        </table:table-row>
        <table:table-row table:style-name="ro1">
          <table:table-cell office:value-type="string">
            <text:p>Arcane Base Lists (Other)</text:p>
          </table:table-cell>
          <table:table-cell office:value-type="float" office:value="52">
            <text:p>52</text:p>
          </table:table-cell>
          <table:table-cell office:value-type="string">
            <text:p>RANK0_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RANK6_1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number-columns-repeated="2" office:value-type="float" office:value="16">
            <text:p>16</text:p>
          </table:table-cell>
          <table:table-cell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RANK11_1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RANK16_2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RANK21_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rcane Closed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RANK0_5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/>
          <table:table-cell table:style-name="ce15" office:value-type="float" office:value="8">
            <text:p>8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9" office:value-type="float" office:value="18">
            <text:p>18</text:p>
          </table:table-cell>
          <table:table-cell table:style-name="ce12"/>
          <table:table-cell table:style-name="ce12"/>
          <table:table-cell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16">
            <text:p>16</text:p>
          </table:table-cell>
          <table:table-cell table:style-name="ce12" office:value-type="float" office:value="16">
            <text:p>16</text:p>
          </table:table-cell>
          <table:table-cell table:style-name="ce1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RANK6_10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RANK11_1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RANK16_2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RANK21_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rcane Open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RANK0_5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5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9" office:value-type="float" office:value="12">
            <text:p>12</text:p>
          </table:table-cell>
          <table:table-cell table:style-name="ce12"/>
          <table:table-cell table:style-name="ce12"/>
          <table:table-cell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2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RANK6_10</text:p>
          </table:table-cell>
          <table:table-cell table:number-columns-repeated="2" office:value-type="float" office:value="8">
            <text:p>8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RANK11_15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RANK16_20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RANK21_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table:number-columns-repeated="3"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ther Realm Base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RANK0_5</text:p>
          </table:table-cell>
          <table:table-cell table:style-name="ce9" office:value-type="float" office:value="50">
            <text:p>50</text:p>
          </table:table-cell>
          <table:table-cell table:style-name="ce12"/>
          <table:table-cell table:style-name="ce12"/>
          <table:table-cell table:style-name="ce15" office:value-type="float" office:value="60">
            <text:p>60</text:p>
          </table:table-cell>
          <table:table-cell table:style-name="ce18"/>
          <table:table-cell table:style-name="ce18"/>
          <table:table-cell table:style-name="ce9" office:value-type="float" office:value="80">
            <text:p>80</text:p>
          </table:table-cell>
          <table:table-cell table:style-name="ce12"/>
          <table:table-cell table:style-name="ce12"/>
          <table:table-cell table:style-name="ce15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9" office:value-type="float" office:value="60">
            <text:p>60</text:p>
          </table:table-cell>
          <table:table-cell table:style-name="ce12"/>
          <table:table-cell table:style-name="ce1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RANK6_1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RANK11_15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RANK16_2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RANK21_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ther Realm Closed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RANK0_5</text:p>
          </table:table-cell>
          <table:table-cell table:style-name="ce9" office:value-type="float" office:value="20">
            <text:p>20</text:p>
          </table:table-cell>
          <table:table-cell table:style-name="ce12"/>
          <table:table-cell table:style-name="ce12"/>
          <table:table-cell table:style-name="ce15" office:value-type="float" office:value="25">
            <text:p>25</text:p>
          </table:table-cell>
          <table:table-cell table:style-name="ce18"/>
          <table:table-cell table:style-name="ce18"/>
          <table:table-cell table:style-name="ce9" office:value-type="float" office:value="45">
            <text:p>45</text:p>
          </table:table-cell>
          <table:table-cell table:style-name="ce12"/>
          <table:table-cell table:style-name="ce12"/>
          <table:table-cell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style-name="ce18"/>
          <table:table-cell table:style-name="ce9" office:value-type="float" office:value="25">
            <text:p>25</text:p>
          </table:table-cell>
          <table:table-cell table:style-name="ce12"/>
          <table:table-cell table:style-name="ce1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RANK6_1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RANK11_1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RANK16_2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RANK21_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ther Realm Ope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RANK0_5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/>
          <table:table-cell table:style-name="ce15" office:value-type="float" office:value="12">
            <text:p>12</text:p>
          </table:table-cell>
          <table:table-cell table:style-name="ce18"/>
          <table:table-cell table:style-name="ce18"/>
          <table:table-cell table:style-name="ce9" office:value-type="float" office:value="30">
            <text:p>30</text:p>
          </table:table-cell>
          <table:table-cell table:style-name="ce12"/>
          <table:table-cell table:style-name="ce12"/>
          <table:table-cell table:style-name="ce15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9" office:value-type="float" office:value="12">
            <text:p>12</text:p>
          </table:table-cell>
          <table:table-cell table:style-name="ce12"/>
          <table:table-cell table:style-name="ce1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RANK6_1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RANK11_1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RANK16_2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RANK21_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wn Realm Closed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RANK0_5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/>
          <table:table-cell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16">
            <text:p>16</text:p>
          </table:table-cell>
          <table:table-cell table:style-name="ce12" office:value-type="float" office:value="16">
            <text:p>16</text:p>
          </table:table-cell>
          <table:table-cell table:style-name="ce1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RANK6_10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RANK11_1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RANK16_2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RANK21_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wn Realm Open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RANK0_5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RANK6_10</text:p>
          </table:table-cell>
          <table:table-cell table:number-columns-repeated="6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RANK11_1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RANK16_2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RANK21_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number-columns-repeated="3"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wn Realm Other Base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RANK0_5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5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9" office:value-type="float" office:value="25">
            <text:p>25</text:p>
          </table:table-cell>
          <table:table-cell table:style-name="ce12"/>
          <table:table-cell table:style-name="ce12"/>
          <table:table-cell table:style-name="ce15" office:value-type="float" office:value="12">
            <text:p>12</text:p>
          </table:table-cell>
          <table:table-cell table:style-name="ce18" office:value-type="float" office:value="12">
            <text:p>12</text:p>
          </table:table-cell>
          <table:table-cell table:style-name="ce18"/>
          <table:table-cell table:style-name="ce9" office:value-type="float" office:value="25">
            <text:p>25</text:p>
          </table:table-cell>
          <table:table-cell table:style-name="ce12"/>
          <table:table-cell table:style-name="ce1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RANK6_10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table:number-columns-repeated="2" office:value-type="float" office:value="16">
            <text:p>16</text:p>
          </table:table-cell>
          <table:table-cell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RANK11_1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RANK16_2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RANK21_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wn Realm Own Base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RANK0_5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RANK6_10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RANK11_15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RANK16_20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RANK21_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</table:table-row>
      </table:table>
      <table:table table:name="spellcostsbylevel.conf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row table:style-name="ro1">
          <table:table-cell table:formula="of:=CONCATENATE([Data.B1];&quot;,&quot;)" office:value-type="string" office:string-value="Skill category ID,">
            <text:p>Skill category ID,</text:p>
          </table:table-cell>
          <table:table-cell table:formula="of:=CONCATENATE([Data.C1];&quot;,&quot;)" office:value-type="string" office:string-value="SpelllistPart,">
            <text:p>SpelllistPart,</text:p>
          </table:table-cell>
          <table:table-cell table:formula="of:=CONCATENATE([Data.D1];&quot;,&quot;)" office:value-type="string" office:string-value="PURE,">
            <text:p>PURE,</text:p>
          </table:table-cell>
          <table:table-cell table:formula="of:=CONCATENATE([Data.E1];&quot;,&quot;)" office:value-type="string" office:string-value=",">
            <text:p>,</text:p>
          </table:table-cell>
          <table:table-cell table:formula="of:=CONCATENATE([Data.F1];&quot;,&quot;)" office:value-type="string" office:string-value=",">
            <text:p>,</text:p>
          </table:table-cell>
          <table:table-cell table:formula="of:=CONCATENATE([Data.G1];&quot;,&quot;)" office:value-type="string" office:string-value="HYBRID,">
            <text:p>HYBRID,</text:p>
          </table:table-cell>
          <table:table-cell table:formula="of:=CONCATENATE([Data.H1];&quot;,&quot;)" office:value-type="string" office:string-value=",">
            <text:p>,</text:p>
          </table:table-cell>
          <table:table-cell table:formula="of:=CONCATENATE([Data.I1];&quot;,&quot;)" office:value-type="string" office:string-value=",">
            <text:p>,</text:p>
          </table:table-cell>
          <table:table-cell table:formula="of:=CONCATENATE([Data.J1];&quot;,&quot;)" office:value-type="string" office:string-value="SEMI,">
            <text:p>SEMI,</text:p>
          </table:table-cell>
          <table:table-cell table:formula="of:=CONCATENATE([Data.K1];&quot;,&quot;)" office:value-type="string" office:string-value=",">
            <text:p>,</text:p>
          </table:table-cell>
          <table:table-cell table:formula="of:=CONCATENATE([Data.L1];&quot;,&quot;)" office:value-type="string" office:string-value=",">
            <text:p>,</text:p>
          </table:table-cell>
          <table:table-cell table:formula="of:=CONCATENATE([Data.M1];&quot;,&quot;)" office:value-type="string" office:string-value="ARCANEPURE,">
            <text:p>ARCANEPURE,</text:p>
          </table:table-cell>
          <table:table-cell table:formula="of:=CONCATENATE([Data.N1];&quot;,&quot;)" office:value-type="string" office:string-value=",">
            <text:p>,</text:p>
          </table:table-cell>
          <table:table-cell table:formula="of:=CONCATENATE([Data.O1];&quot;,&quot;)" office:value-type="string" office:string-value=",">
            <text:p>,</text:p>
          </table:table-cell>
          <table:table-cell table:formula="of:=CONCATENATE([Data.P1];&quot;,&quot;)" office:value-type="string" office:string-value="ARCANESEMI,">
            <text:p>ARCANESEMI,</text:p>
          </table:table-cell>
          <table:table-cell table:formula="of:=CONCATENATE([Data.Q1];&quot;,&quot;)" office:value-type="string" office:string-value=",">
            <text:p>,</text:p>
          </table:table-cell>
          <table:table-cell table:formula="of:=CONCATENATE([Data.R1];&quot;,&quot;)" office:value-type="string" office:string-value=",">
            <text:p>,</text:p>
          </table:table-cell>
        </table:table-row>
        <table:table-row table:style-name="ro1">
          <table:table-cell table:formula="of:=CONCATENATE([Data.B2];&quot;,&quot;)" office:value-type="string" office:string-value="52,">
            <text:p>52,</text:p>
          </table:table-cell>
          <table:table-cell table:formula="of:=CONCATENATE([Data.C2];&quot;,&quot;)" office:value-type="string" office:string-value="RANK0_5,">
            <text:p>RANK0_5,</text:p>
          </table:table-cell>
          <table:table-cell table:formula="of:=CONCATENATE([Data.D2];&quot;,&quot;)" office:value-type="string" office:string-value="25,">
            <text:p>25,</text:p>
          </table:table-cell>
          <table:table-cell table:formula="of:=CONCATENATE([Data.E2];&quot;,&quot;)" office:value-type="string" office:string-value=",">
            <text:p>,</text:p>
          </table:table-cell>
          <table:table-cell table:formula="of:=CONCATENATE([Data.F2];&quot;,&quot;)" office:value-type="string" office:string-value=",">
            <text:p>,</text:p>
          </table:table-cell>
          <table:table-cell table:formula="of:=CONCATENATE([Data.G2];&quot;,&quot;)" office:value-type="string" office:string-value="12,">
            <text:p>12,</text:p>
          </table:table-cell>
          <table:table-cell table:formula="of:=CONCATENATE([Data.H2];&quot;,&quot;)" office:value-type="string" office:string-value=",">
            <text:p>,</text:p>
          </table:table-cell>
          <table:table-cell table:formula="of:=CONCATENATE([Data.I2];&quot;,&quot;)" office:value-type="string" office:string-value=",">
            <text:p>,</text:p>
          </table:table-cell>
          <table:table-cell table:formula="of:=CONCATENATE([Data.J2];&quot;,&quot;)" office:value-type="string" office:string-value="40,">
            <text:p>40,</text:p>
          </table:table-cell>
          <table:table-cell table:formula="of:=CONCATENATE([Data.K2];&quot;,&quot;)" office:value-type="string" office:string-value=",">
            <text:p>,</text:p>
          </table:table-cell>
          <table:table-cell table:formula="of:=CONCATENATE([Data.L2];&quot;,&quot;)" office:value-type="string" office:string-value=",">
            <text:p>,</text:p>
          </table:table-cell>
          <table:table-cell table:formula="of:=CONCATENATE([Data.M2];&quot;,&quot;)" office:value-type="string" office:string-value="12,">
            <text:p>12,</text:p>
          </table:table-cell>
          <table:table-cell table:formula="of:=CONCATENATE([Data.N2];&quot;,&quot;)" office:value-type="string" office:string-value="12,">
            <text:p>12,</text:p>
          </table:table-cell>
          <table:table-cell table:formula="of:=CONCATENATE([Data.O2];&quot;,&quot;)" office:value-type="string" office:string-value=",">
            <text:p>,</text:p>
          </table:table-cell>
          <table:table-cell table:formula="of:=CONCATENATE([Data.P2];&quot;,&quot;)" office:value-type="string" office:string-value="25,">
            <text:p>25,</text:p>
          </table:table-cell>
          <table:table-cell table:formula="of:=CONCATENATE([Data.Q2];&quot;,&quot;)" office:value-type="string" office:string-value=",">
            <text:p>,</text:p>
          </table:table-cell>
          <table:table-cell table:formula="of:=CONCATENATE([Data.R2];&quot;,&quot;)" office:value-type="string" office:string-value=",">
            <text:p>,</text:p>
          </table:table-cell>
        </table:table-row>
        <table:table-row table:style-name="ro1">
          <table:table-cell table:formula="of:=CONCATENATE([Data.B3];&quot;,&quot;)" office:value-type="string" office:string-value="52,">
            <text:p>52,</text:p>
          </table:table-cell>
          <table:table-cell table:formula="of:=CONCATENATE([Data.C3];&quot;,&quot;)" office:value-type="string" office:string-value="RANK6_10,">
            <text:p>RANK6_10,</text:p>
          </table:table-cell>
          <table:table-cell table:formula="of:=CONCATENATE([Data.D3];&quot;,&quot;)" office:value-type="string" office:string-value="40,">
            <text:p>40,</text:p>
          </table:table-cell>
          <table:table-cell table:formula="of:=CONCATENATE([Data.E3];&quot;,&quot;)" office:value-type="string" office:string-value=",">
            <text:p>,</text:p>
          </table:table-cell>
          <table:table-cell table:formula="of:=CONCATENATE([Data.F3];&quot;,&quot;)" office:value-type="string" office:string-value=",">
            <text:p>,</text:p>
          </table:table-cell>
          <table:table-cell table:formula="of:=CONCATENATE([Data.G3];&quot;,&quot;)" office:value-type="string" office:string-value="25,">
            <text:p>25,</text:p>
          </table:table-cell>
          <table:table-cell table:formula="of:=CONCATENATE([Data.H3];&quot;,&quot;)" office:value-type="string" office:string-value=",">
            <text:p>,</text:p>
          </table:table-cell>
          <table:table-cell table:formula="of:=CONCATENATE([Data.I3];&quot;,&quot;)" office:value-type="string" office:string-value=",">
            <text:p>,</text:p>
          </table:table-cell>
          <table:table-cell table:formula="of:=CONCATENATE([Data.J3];&quot;,&quot;)" office:value-type="string" office:string-value="60,">
            <text:p>60,</text:p>
          </table:table-cell>
          <table:table-cell table:formula="of:=CONCATENATE([Data.K3];&quot;,&quot;)" office:value-type="string" office:string-value=",">
            <text:p>,</text:p>
          </table:table-cell>
          <table:table-cell table:formula="of:=CONCATENATE([Data.L3];&quot;,&quot;)" office:value-type="string" office:string-value=",">
            <text:p>,</text:p>
          </table:table-cell>
          <table:table-cell table:formula="of:=CONCATENATE([Data.M3];&quot;,&quot;)" office:value-type="string" office:string-value="16,">
            <text:p>16,</text:p>
          </table:table-cell>
          <table:table-cell table:formula="of:=CONCATENATE([Data.N3];&quot;,&quot;)" office:value-type="string" office:string-value="16,">
            <text:p>16,</text:p>
          </table:table-cell>
          <table:table-cell table:formula="of:=CONCATENATE([Data.O3];&quot;,&quot;)" office:value-type="string" office:string-value=",">
            <text:p>,</text:p>
          </table:table-cell>
          <table:table-cell table:formula="of:=CONCATENATE([Data.P3];&quot;,&quot;)" office:value-type="string" office:string-value="40,">
            <text:p>40,</text:p>
          </table:table-cell>
          <table:table-cell table:formula="of:=CONCATENATE([Data.Q3];&quot;,&quot;)" office:value-type="string" office:string-value=",">
            <text:p>,</text:p>
          </table:table-cell>
          <table:table-cell table:formula="of:=CONCATENATE([Data.R3];&quot;,&quot;)" office:value-type="string" office:string-value=",">
            <text:p>,</text:p>
          </table:table-cell>
        </table:table-row>
        <table:table-row table:style-name="ro1">
          <table:table-cell table:formula="of:=CONCATENATE([Data.B4];&quot;,&quot;)" office:value-type="string" office:string-value="52,">
            <text:p>52,</text:p>
          </table:table-cell>
          <table:table-cell table:formula="of:=CONCATENATE([Data.C4];&quot;,&quot;)" office:value-type="string" office:string-value="RANK11_15,">
            <text:p>RANK11_15,</text:p>
          </table:table-cell>
          <table:table-cell table:formula="of:=CONCATENATE([Data.D4];&quot;,&quot;)" office:value-type="string" office:string-value="60,">
            <text:p>60,</text:p>
          </table:table-cell>
          <table:table-cell table:formula="of:=CONCATENATE([Data.E4];&quot;,&quot;)" office:value-type="string" office:string-value=",">
            <text:p>,</text:p>
          </table:table-cell>
          <table:table-cell table:formula="of:=CONCATENATE([Data.F4];&quot;,&quot;)" office:value-type="string" office:string-value=",">
            <text:p>,</text:p>
          </table:table-cell>
          <table:table-cell table:formula="of:=CONCATENATE([Data.G4];&quot;,&quot;)" office:value-type="string" office:string-value="40,">
            <text:p>40,</text:p>
          </table:table-cell>
          <table:table-cell table:formula="of:=CONCATENATE([Data.H4];&quot;,&quot;)" office:value-type="string" office:string-value=",">
            <text:p>,</text:p>
          </table:table-cell>
          <table:table-cell table:formula="of:=CONCATENATE([Data.I4];&quot;,&quot;)" office:value-type="string" office:string-value=",">
            <text:p>,</text:p>
          </table:table-cell>
          <table:table-cell table:formula="of:=CONCATENATE([Data.J4];&quot;,&quot;)" office:value-type="string" office:string-value="80,">
            <text:p>80,</text:p>
          </table:table-cell>
          <table:table-cell table:formula="of:=CONCATENATE([Data.K4];&quot;,&quot;)" office:value-type="string" office:string-value=",">
            <text:p>,</text:p>
          </table:table-cell>
          <table:table-cell table:formula="of:=CONCATENATE([Data.L4];&quot;,&quot;)" office:value-type="string" office:string-value=",">
            <text:p>,</text:p>
          </table:table-cell>
          <table:table-cell table:formula="of:=CONCATENATE([Data.M4];&quot;,&quot;)" office:value-type="string" office:string-value="18,">
            <text:p>18,</text:p>
          </table:table-cell>
          <table:table-cell table:formula="of:=CONCATENATE([Data.N4];&quot;,&quot;)" office:value-type="string" office:string-value=",">
            <text:p>,</text:p>
          </table:table-cell>
          <table:table-cell table:formula="of:=CONCATENATE([Data.O4];&quot;,&quot;)" office:value-type="string" office:string-value=",">
            <text:p>,</text:p>
          </table:table-cell>
          <table:table-cell table:formula="of:=CONCATENATE([Data.P4];&quot;,&quot;)" office:value-type="string" office:string-value="60,">
            <text:p>60,</text:p>
          </table:table-cell>
          <table:table-cell table:formula="of:=CONCATENATE([Data.Q4];&quot;,&quot;)" office:value-type="string" office:string-value=",">
            <text:p>,</text:p>
          </table:table-cell>
          <table:table-cell table:formula="of:=CONCATENATE([Data.R4];&quot;,&quot;)" office:value-type="string" office:string-value=",">
            <text:p>,</text:p>
          </table:table-cell>
        </table:table-row>
        <table:table-row table:style-name="ro1">
          <table:table-cell table:formula="of:=CONCATENATE([Data.B5];&quot;,&quot;)" office:value-type="string" office:string-value="52,">
            <text:p>52,</text:p>
          </table:table-cell>
          <table:table-cell table:formula="of:=CONCATENATE([Data.C5];&quot;,&quot;)" office:value-type="string" office:string-value="RANK16_20,">
            <text:p>RANK16_20,</text:p>
          </table:table-cell>
          <table:table-cell table:formula="of:=CONCATENATE([Data.D5];&quot;,&quot;)" office:value-type="string" office:string-value="80,">
            <text:p>80,</text:p>
          </table:table-cell>
          <table:table-cell table:formula="of:=CONCATENATE([Data.E5];&quot;,&quot;)" office:value-type="string" office:string-value=",">
            <text:p>,</text:p>
          </table:table-cell>
          <table:table-cell table:formula="of:=CONCATENATE([Data.F5];&quot;,&quot;)" office:value-type="string" office:string-value=",">
            <text:p>,</text:p>
          </table:table-cell>
          <table:table-cell table:formula="of:=CONCATENATE([Data.G5];&quot;,&quot;)" office:value-type="string" office:string-value="60,">
            <text:p>60,</text:p>
          </table:table-cell>
          <table:table-cell table:formula="of:=CONCATENATE([Data.H5];&quot;,&quot;)" office:value-type="string" office:string-value=",">
            <text:p>,</text:p>
          </table:table-cell>
          <table:table-cell table:formula="of:=CONCATENATE([Data.I5];&quot;,&quot;)" office:value-type="string" office:string-value=",">
            <text:p>,</text:p>
          </table:table-cell>
          <table:table-cell table:formula="of:=CONCATENATE([Data.J5];&quot;,&quot;)" office:value-type="string" office:string-value="100,">
            <text:p>100,</text:p>
          </table:table-cell>
          <table:table-cell table:formula="of:=CONCATENATE([Data.K5];&quot;,&quot;)" office:value-type="string" office:string-value=",">
            <text:p>,</text:p>
          </table:table-cell>
          <table:table-cell table:formula="of:=CONCATENATE([Data.L5];&quot;,&quot;)" office:value-type="string" office:string-value=",">
            <text:p>,</text:p>
          </table:table-cell>
          <table:table-cell table:formula="of:=CONCATENATE([Data.M5];&quot;,&quot;)" office:value-type="string" office:string-value="25,">
            <text:p>25,</text:p>
          </table:table-cell>
          <table:table-cell table:formula="of:=CONCATENATE([Data.N5];&quot;,&quot;)" office:value-type="string" office:string-value=",">
            <text:p>,</text:p>
          </table:table-cell>
          <table:table-cell table:formula="of:=CONCATENATE([Data.O5];&quot;,&quot;)" office:value-type="string" office:string-value=",">
            <text:p>,</text:p>
          </table:table-cell>
          <table:table-cell table:formula="of:=CONCATENATE([Data.P5];&quot;,&quot;)" office:value-type="string" office:string-value="80,">
            <text:p>80,</text:p>
          </table:table-cell>
          <table:table-cell table:formula="of:=CONCATENATE([Data.Q5];&quot;,&quot;)" office:value-type="string" office:string-value=",">
            <text:p>,</text:p>
          </table:table-cell>
          <table:table-cell table:formula="of:=CONCATENATE([Data.R5];&quot;,&quot;)" office:value-type="string" office:string-value=",">
            <text:p>,</text:p>
          </table:table-cell>
        </table:table-row>
        <table:table-row table:style-name="ro1">
          <table:table-cell table:formula="of:=CONCATENATE([Data.B6];&quot;,&quot;)" office:value-type="string" office:string-value="52,">
            <text:p>52,</text:p>
          </table:table-cell>
          <table:table-cell table:formula="of:=CONCATENATE([Data.C6];&quot;,&quot;)" office:value-type="string" office:string-value="RANK21_,">
            <text:p>RANK21_,</text:p>
          </table:table-cell>
          <table:table-cell table:formula="of:=CONCATENATE([Data.D6];&quot;,&quot;)" office:value-type="string" office:string-value="100,">
            <text:p>100,</text:p>
          </table:table-cell>
          <table:table-cell table:formula="of:=CONCATENATE([Data.E6];&quot;,&quot;)" office:value-type="string" office:string-value=",">
            <text:p>,</text:p>
          </table:table-cell>
          <table:table-cell table:formula="of:=CONCATENATE([Data.F6];&quot;,&quot;)" office:value-type="string" office:string-value=",">
            <text:p>,</text:p>
          </table:table-cell>
          <table:table-cell table:formula="of:=CONCATENATE([Data.G6];&quot;,&quot;)" office:value-type="string" office:string-value="80,">
            <text:p>80,</text:p>
          </table:table-cell>
          <table:table-cell table:formula="of:=CONCATENATE([Data.H6];&quot;,&quot;)" office:value-type="string" office:string-value=",">
            <text:p>,</text:p>
          </table:table-cell>
          <table:table-cell table:formula="of:=CONCATENATE([Data.I6];&quot;,&quot;)" office:value-type="string" office:string-value=",">
            <text:p>,</text:p>
          </table:table-cell>
          <table:table-cell table:formula="of:=CONCATENATE([Data.J6];&quot;,&quot;)" office:value-type="string" office:string-value="120,">
            <text:p>120,</text:p>
          </table:table-cell>
          <table:table-cell table:formula="of:=CONCATENATE([Data.K6];&quot;,&quot;)" office:value-type="string" office:string-value=",">
            <text:p>,</text:p>
          </table:table-cell>
          <table:table-cell table:formula="of:=CONCATENATE([Data.L6];&quot;,&quot;)" office:value-type="string" office:string-value=",">
            <text:p>,</text:p>
          </table:table-cell>
          <table:table-cell table:formula="of:=CONCATENATE([Data.M6];&quot;,&quot;)" office:value-type="string" office:string-value="40,">
            <text:p>40,</text:p>
          </table:table-cell>
          <table:table-cell table:formula="of:=CONCATENATE([Data.N6];&quot;,&quot;)" office:value-type="string" office:string-value=",">
            <text:p>,</text:p>
          </table:table-cell>
          <table:table-cell table:formula="of:=CONCATENATE([Data.O6];&quot;,&quot;)" office:value-type="string" office:string-value=",">
            <text:p>,</text:p>
          </table:table-cell>
          <table:table-cell table:formula="of:=CONCATENATE([Data.P6];&quot;,&quot;)" office:value-type="string" office:string-value="100,">
            <text:p>100,</text:p>
          </table:table-cell>
          <table:table-cell table:formula="of:=CONCATENATE([Data.Q6];&quot;,&quot;)" office:value-type="string" office:string-value=",">
            <text:p>,</text:p>
          </table:table-cell>
          <table:table-cell table:formula="of:=CONCATENATE([Data.R6];&quot;,&quot;)" office:value-type="string" office:string-value=",">
            <text:p>,</text:p>
          </table:table-cell>
        </table:table-row>
        <table:table-row table:style-name="ro1">
          <table:table-cell table:formula="of:=CONCATENATE([Data.B7];&quot;,&quot;)" office:value-type="string" office:string-value="53,">
            <text:p>53,</text:p>
          </table:table-cell>
          <table:table-cell table:formula="of:=CONCATENATE([Data.C7];&quot;,&quot;)" office:value-type="string" office:string-value="RANK0_5,">
            <text:p>RANK0_5,</text:p>
          </table:table-cell>
          <table:table-cell table:formula="of:=CONCATENATE([Data.D7];&quot;,&quot;)" office:value-type="string" office:string-value="10,">
            <text:p>10,</text:p>
          </table:table-cell>
          <table:table-cell table:formula="of:=CONCATENATE([Data.E7];&quot;,&quot;)" office:value-type="string" office:string-value="10,">
            <text:p>10,</text:p>
          </table:table-cell>
          <table:table-cell table:formula="of:=CONCATENATE([Data.F7];&quot;,&quot;)" office:value-type="string" office:string-value=",">
            <text:p>,</text:p>
          </table:table-cell>
          <table:table-cell table:formula="of:=CONCATENATE([Data.G7];&quot;,&quot;)" office:value-type="string" office:string-value="8,">
            <text:p>8,</text:p>
          </table:table-cell>
          <table:table-cell table:formula="of:=CONCATENATE([Data.H7];&quot;,&quot;)" office:value-type="string" office:string-value="8,">
            <text:p>8,</text:p>
          </table:table-cell>
          <table:table-cell table:formula="of:=CONCATENATE([Data.I7];&quot;,&quot;)" office:value-type="string" office:string-value=",">
            <text:p>,</text:p>
          </table:table-cell>
          <table:table-cell table:formula="of:=CONCATENATE([Data.J7];&quot;,&quot;)" office:value-type="string" office:string-value="18,">
            <text:p>18,</text:p>
          </table:table-cell>
          <table:table-cell table:formula="of:=CONCATENATE([Data.K7];&quot;,&quot;)" office:value-type="string" office:string-value=",">
            <text:p>,</text:p>
          </table:table-cell>
          <table:table-cell table:formula="of:=CONCATENATE([Data.L7];&quot;,&quot;)" office:value-type="string" office:string-value=",">
            <text:p>,</text:p>
          </table:table-cell>
          <table:table-cell table:formula="of:=CONCATENATE([Data.M7];&quot;,&quot;)" office:value-type="string" office:string-value="4,">
            <text:p>4,</text:p>
          </table:table-cell>
          <table:table-cell table:formula="of:=CONCATENATE([Data.N7];&quot;,&quot;)" office:value-type="string" office:string-value="4,">
            <text:p>4,</text:p>
          </table:table-cell>
          <table:table-cell table:formula="of:=CONCATENATE([Data.O7];&quot;,&quot;)" office:value-type="string" office:string-value="4,">
            <text:p>4,</text:p>
          </table:table-cell>
          <table:table-cell table:formula="of:=CONCATENATE([Data.P7];&quot;,&quot;)" office:value-type="string" office:string-value="16,">
            <text:p>16,</text:p>
          </table:table-cell>
          <table:table-cell table:formula="of:=CONCATENATE([Data.Q7];&quot;,&quot;)" office:value-type="string" office:string-value="16,">
            <text:p>16,</text:p>
          </table:table-cell>
          <table:table-cell table:formula="of:=CONCATENATE([Data.R7];&quot;,&quot;)" office:value-type="string" office:string-value=",">
            <text:p>,</text:p>
          </table:table-cell>
        </table:table-row>
        <table:table-row table:style-name="ro1">
          <table:table-cell table:formula="of:=CONCATENATE([Data.B8];&quot;,&quot;)" office:value-type="string" office:string-value="53,">
            <text:p>53,</text:p>
          </table:table-cell>
          <table:table-cell table:formula="of:=CONCATENATE([Data.C8];&quot;,&quot;)" office:value-type="string" office:string-value="RANK6_10,">
            <text:p>RANK6_10,</text:p>
          </table:table-cell>
          <table:table-cell table:formula="of:=CONCATENATE([Data.D8];&quot;,&quot;)" office:value-type="string" office:string-value="12,">
            <text:p>12,</text:p>
          </table:table-cell>
          <table:table-cell table:formula="of:=CONCATENATE([Data.E8];&quot;,&quot;)" office:value-type="string" office:string-value=",">
            <text:p>,</text:p>
          </table:table-cell>
          <table:table-cell table:formula="of:=CONCATENATE([Data.F8];&quot;,&quot;)" office:value-type="string" office:string-value=",">
            <text:p>,</text:p>
          </table:table-cell>
          <table:table-cell table:formula="of:=CONCATENATE([Data.G8];&quot;,&quot;)" office:value-type="string" office:string-value="10,">
            <text:p>10,</text:p>
          </table:table-cell>
          <table:table-cell table:formula="of:=CONCATENATE([Data.H8];&quot;,&quot;)" office:value-type="string" office:string-value="10,">
            <text:p>10,</text:p>
          </table:table-cell>
          <table:table-cell table:formula="of:=CONCATENATE([Data.I8];&quot;,&quot;)" office:value-type="string" office:string-value=",">
            <text:p>,</text:p>
          </table:table-cell>
          <table:table-cell table:formula="of:=CONCATENATE([Data.J8];&quot;,&quot;)" office:value-type="string" office:string-value="25,">
            <text:p>25,</text:p>
          </table:table-cell>
          <table:table-cell table:formula="of:=CONCATENATE([Data.K8];&quot;,&quot;)" office:value-type="string" office:string-value=",">
            <text:p>,</text:p>
          </table:table-cell>
          <table:table-cell table:formula="of:=CONCATENATE([Data.L8];&quot;,&quot;)" office:value-type="string" office:string-value=",">
            <text:p>,</text:p>
          </table:table-cell>
          <table:table-cell table:formula="of:=CONCATENATE([Data.M8];&quot;,&quot;)" office:value-type="string" office:string-value="4,">
            <text:p>4,</text:p>
          </table:table-cell>
          <table:table-cell table:formula="of:=CONCATENATE([Data.N8];&quot;,&quot;)" office:value-type="string" office:string-value="4,">
            <text:p>4,</text:p>
          </table:table-cell>
          <table:table-cell table:formula="of:=CONCATENATE([Data.O8];&quot;,&quot;)" office:value-type="string" office:string-value="4,">
            <text:p>4,</text:p>
          </table:table-cell>
          <table:table-cell table:formula="of:=CONCATENATE([Data.P8];&quot;,&quot;)" office:value-type="string" office:string-value="18,">
            <text:p>18,</text:p>
          </table:table-cell>
          <table:table-cell table:formula="of:=CONCATENATE([Data.Q8];&quot;,&quot;)" office:value-type="string" office:string-value=",">
            <text:p>,</text:p>
          </table:table-cell>
          <table:table-cell table:formula="of:=CONCATENATE([Data.R8];&quot;,&quot;)" office:value-type="string" office:string-value=",">
            <text:p>,</text:p>
          </table:table-cell>
        </table:table-row>
        <table:table-row table:style-name="ro1">
          <table:table-cell table:formula="of:=CONCATENATE([Data.B9];&quot;,&quot;)" office:value-type="string" office:string-value="53,">
            <text:p>53,</text:p>
          </table:table-cell>
          <table:table-cell table:formula="of:=CONCATENATE([Data.C9];&quot;,&quot;)" office:value-type="string" office:string-value="RANK11_15,">
            <text:p>RANK11_15,</text:p>
          </table:table-cell>
          <table:table-cell table:formula="of:=CONCATENATE([Data.D9];&quot;,&quot;)" office:value-type="string" office:string-value="25,">
            <text:p>25,</text:p>
          </table:table-cell>
          <table:table-cell table:formula="of:=CONCATENATE([Data.E9];&quot;,&quot;)" office:value-type="string" office:string-value=",">
            <text:p>,</text:p>
          </table:table-cell>
          <table:table-cell table:formula="of:=CONCATENATE([Data.F9];&quot;,&quot;)" office:value-type="string" office:string-value=",">
            <text:p>,</text:p>
          </table:table-cell>
          <table:table-cell table:formula="of:=CONCATENATE([Data.G9];&quot;,&quot;)" office:value-type="string" office:string-value="12,">
            <text:p>12,</text:p>
          </table:table-cell>
          <table:table-cell table:formula="of:=CONCATENATE([Data.H9];&quot;,&quot;)" office:value-type="string" office:string-value=",">
            <text:p>,</text:p>
          </table:table-cell>
          <table:table-cell table:formula="of:=CONCATENATE([Data.I9];&quot;,&quot;)" office:value-type="string" office:string-value=",">
            <text:p>,</text:p>
          </table:table-cell>
          <table:table-cell table:formula="of:=CONCATENATE([Data.J9];&quot;,&quot;)" office:value-type="string" office:string-value="40,">
            <text:p>40,</text:p>
          </table:table-cell>
          <table:table-cell table:formula="of:=CONCATENATE([Data.K9];&quot;,&quot;)" office:value-type="string" office:string-value=",">
            <text:p>,</text:p>
          </table:table-cell>
          <table:table-cell table:formula="of:=CONCATENATE([Data.L9];&quot;,&quot;)" office:value-type="string" office:string-value=",">
            <text:p>,</text:p>
          </table:table-cell>
          <table:table-cell table:formula="of:=CONCATENATE([Data.M9];&quot;,&quot;)" office:value-type="string" office:string-value="4,">
            <text:p>4,</text:p>
          </table:table-cell>
          <table:table-cell table:formula="of:=CONCATENATE([Data.N9];&quot;,&quot;)" office:value-type="string" office:string-value="4,">
            <text:p>4,</text:p>
          </table:table-cell>
          <table:table-cell table:formula="of:=CONCATENATE([Data.O9];&quot;,&quot;)" office:value-type="string" office:string-value="4,">
            <text:p>4,</text:p>
          </table:table-cell>
          <table:table-cell table:formula="of:=CONCATENATE([Data.P9];&quot;,&quot;)" office:value-type="string" office:string-value="25,">
            <text:p>25,</text:p>
          </table:table-cell>
          <table:table-cell table:formula="of:=CONCATENATE([Data.Q9];&quot;,&quot;)" office:value-type="string" office:string-value=",">
            <text:p>,</text:p>
          </table:table-cell>
          <table:table-cell table:formula="of:=CONCATENATE([Data.R9];&quot;,&quot;)" office:value-type="string" office:string-value=",">
            <text:p>,</text:p>
          </table:table-cell>
        </table:table-row>
        <table:table-row table:style-name="ro1">
          <table:table-cell table:formula="of:=CONCATENATE([Data.B10];&quot;,&quot;)" office:value-type="string" office:string-value="53,">
            <text:p>53,</text:p>
          </table:table-cell>
          <table:table-cell table:formula="of:=CONCATENATE([Data.C10];&quot;,&quot;)" office:value-type="string" office:string-value="RANK16_20,">
            <text:p>RANK16_20,</text:p>
          </table:table-cell>
          <table:table-cell table:formula="of:=CONCATENATE([Data.D10];&quot;,&quot;)" office:value-type="string" office:string-value="40,">
            <text:p>40,</text:p>
          </table:table-cell>
          <table:table-cell table:formula="of:=CONCATENATE([Data.E10];&quot;,&quot;)" office:value-type="string" office:string-value=",">
            <text:p>,</text:p>
          </table:table-cell>
          <table:table-cell table:formula="of:=CONCATENATE([Data.F10];&quot;,&quot;)" office:value-type="string" office:string-value=",">
            <text:p>,</text:p>
          </table:table-cell>
          <table:table-cell table:formula="of:=CONCATENATE([Data.G10];&quot;,&quot;)" office:value-type="string" office:string-value="25,">
            <text:p>25,</text:p>
          </table:table-cell>
          <table:table-cell table:formula="of:=CONCATENATE([Data.H10];&quot;,&quot;)" office:value-type="string" office:string-value=",">
            <text:p>,</text:p>
          </table:table-cell>
          <table:table-cell table:formula="of:=CONCATENATE([Data.I10];&quot;,&quot;)" office:value-type="string" office:string-value=",">
            <text:p>,</text:p>
          </table:table-cell>
          <table:table-cell table:formula="of:=CONCATENATE([Data.J10];&quot;,&quot;)" office:value-type="string" office:string-value="60,">
            <text:p>60,</text:p>
          </table:table-cell>
          <table:table-cell table:formula="of:=CONCATENATE([Data.K10];&quot;,&quot;)" office:value-type="string" office:string-value=",">
            <text:p>,</text:p>
          </table:table-cell>
          <table:table-cell table:formula="of:=CONCATENATE([Data.L10];&quot;,&quot;)" office:value-type="string" office:string-value=",">
            <text:p>,</text:p>
          </table:table-cell>
          <table:table-cell table:formula="of:=CONCATENATE([Data.M10];&quot;,&quot;)" office:value-type="string" office:string-value="4,">
            <text:p>4,</text:p>
          </table:table-cell>
          <table:table-cell table:formula="of:=CONCATENATE([Data.N10];&quot;,&quot;)" office:value-type="string" office:string-value="4,">
            <text:p>4,</text:p>
          </table:table-cell>
          <table:table-cell table:formula="of:=CONCATENATE([Data.O10];&quot;,&quot;)" office:value-type="string" office:string-value="4,">
            <text:p>4,</text:p>
          </table:table-cell>
          <table:table-cell table:formula="of:=CONCATENATE([Data.P10];&quot;,&quot;)" office:value-type="string" office:string-value="40,">
            <text:p>40,</text:p>
          </table:table-cell>
          <table:table-cell table:formula="of:=CONCATENATE([Data.Q10];&quot;,&quot;)" office:value-type="string" office:string-value=",">
            <text:p>,</text:p>
          </table:table-cell>
          <table:table-cell table:formula="of:=CONCATENATE([Data.R10];&quot;,&quot;)" office:value-type="string" office:string-value=",">
            <text:p>,</text:p>
          </table:table-cell>
        </table:table-row>
        <table:table-row table:style-name="ro1">
          <table:table-cell table:formula="of:=CONCATENATE([Data.B11];&quot;,&quot;)" office:value-type="string" office:string-value="53,">
            <text:p>53,</text:p>
          </table:table-cell>
          <table:table-cell table:formula="of:=CONCATENATE([Data.C11];&quot;,&quot;)" office:value-type="string" office:string-value="RANK21_,">
            <text:p>RANK21_,</text:p>
          </table:table-cell>
          <table:table-cell table:formula="of:=CONCATENATE([Data.D11];&quot;,&quot;)" office:value-type="string" office:string-value="60,">
            <text:p>60,</text:p>
          </table:table-cell>
          <table:table-cell table:formula="of:=CONCATENATE([Data.E11];&quot;,&quot;)" office:value-type="string" office:string-value=",">
            <text:p>,</text:p>
          </table:table-cell>
          <table:table-cell table:formula="of:=CONCATENATE([Data.F11];&quot;,&quot;)" office:value-type="string" office:string-value=",">
            <text:p>,</text:p>
          </table:table-cell>
          <table:table-cell table:formula="of:=CONCATENATE([Data.G11];&quot;,&quot;)" office:value-type="string" office:string-value="40,">
            <text:p>40,</text:p>
          </table:table-cell>
          <table:table-cell table:formula="of:=CONCATENATE([Data.H11];&quot;,&quot;)" office:value-type="string" office:string-value=",">
            <text:p>,</text:p>
          </table:table-cell>
          <table:table-cell table:formula="of:=CONCATENATE([Data.I11];&quot;,&quot;)" office:value-type="string" office:string-value=",">
            <text:p>,</text:p>
          </table:table-cell>
          <table:table-cell table:formula="of:=CONCATENATE([Data.J11];&quot;,&quot;)" office:value-type="string" office:string-value="80,">
            <text:p>80,</text:p>
          </table:table-cell>
          <table:table-cell table:formula="of:=CONCATENATE([Data.K11];&quot;,&quot;)" office:value-type="string" office:string-value=",">
            <text:p>,</text:p>
          </table:table-cell>
          <table:table-cell table:formula="of:=CONCATENATE([Data.L11];&quot;,&quot;)" office:value-type="string" office:string-value=",">
            <text:p>,</text:p>
          </table:table-cell>
          <table:table-cell table:formula="of:=CONCATENATE([Data.M11];&quot;,&quot;)" office:value-type="string" office:string-value="8,">
            <text:p>8,</text:p>
          </table:table-cell>
          <table:table-cell table:formula="of:=CONCATENATE([Data.N11];&quot;,&quot;)" office:value-type="string" office:string-value="8,">
            <text:p>8,</text:p>
          </table:table-cell>
          <table:table-cell table:formula="of:=CONCATENATE([Data.O11];&quot;,&quot;)" office:value-type="string" office:string-value=",">
            <text:p>,</text:p>
          </table:table-cell>
          <table:table-cell table:formula="of:=CONCATENATE([Data.P11];&quot;,&quot;)" office:value-type="string" office:string-value="60,">
            <text:p>60,</text:p>
          </table:table-cell>
          <table:table-cell table:formula="of:=CONCATENATE([Data.Q11];&quot;,&quot;)" office:value-type="string" office:string-value=",">
            <text:p>,</text:p>
          </table:table-cell>
          <table:table-cell table:formula="of:=CONCATENATE([Data.R11];&quot;,&quot;)" office:value-type="string" office:string-value=",">
            <text:p>,</text:p>
          </table:table-cell>
        </table:table-row>
        <table:table-row table:style-name="ro1">
          <table:table-cell table:formula="of:=CONCATENATE([Data.B12];&quot;,&quot;)" office:value-type="string" office:string-value="54,">
            <text:p>54,</text:p>
          </table:table-cell>
          <table:table-cell table:formula="of:=CONCATENATE([Data.C12];&quot;,&quot;)" office:value-type="string" office:string-value="RANK0_5,">
            <text:p>RANK0_5,</text:p>
          </table:table-cell>
          <table:table-cell table:formula="of:=CONCATENATE([Data.D12];&quot;,&quot;)" office:value-type="string" office:string-value="6,">
            <text:p>6,</text:p>
          </table:table-cell>
          <table:table-cell table:formula="of:=CONCATENATE([Data.E12];&quot;,&quot;)" office:value-type="string" office:string-value="6,">
            <text:p>6,</text:p>
          </table:table-cell>
          <table:table-cell table:formula="of:=CONCATENATE([Data.F12];&quot;,&quot;)" office:value-type="string" office:string-value=",">
            <text:p>,</text:p>
          </table:table-cell>
          <table:table-cell table:formula="of:=CONCATENATE([Data.G12];&quot;,&quot;)" office:value-type="string" office:string-value="5,">
            <text:p>5,</text:p>
          </table:table-cell>
          <table:table-cell table:formula="of:=CONCATENATE([Data.H12];&quot;,&quot;)" office:value-type="string" office:string-value="5,">
            <text:p>5,</text:p>
          </table:table-cell>
          <table:table-cell table:formula="of:=CONCATENATE([Data.I12];&quot;,&quot;)" office:value-type="string" office:string-value=",">
            <text:p>,</text:p>
          </table:table-cell>
          <table:table-cell table:formula="of:=CONCATENATE([Data.J12];&quot;,&quot;)" office:value-type="string" office:string-value="12,">
            <text:p>12,</text:p>
          </table:table-cell>
          <table:table-cell table:formula="of:=CONCATENATE([Data.K12];&quot;,&quot;)" office:value-type="string" office:string-value=",">
            <text:p>,</text:p>
          </table:table-cell>
          <table:table-cell table:formula="of:=CONCATENATE([Data.L12];&quot;,&quot;)" office:value-type="string" office:string-value=",">
            <text:p>,</text:p>
          </table:table-cell>
          <table:table-cell table:formula="of:=CONCATENATE([Data.M12];&quot;,&quot;)" office:value-type="string" office:string-value="4,">
            <text:p>4,</text:p>
          </table:table-cell>
          <table:table-cell table:formula="of:=CONCATENATE([Data.N12];&quot;,&quot;)" office:value-type="string" office:string-value="4,">
            <text:p>4,</text:p>
          </table:table-cell>
          <table:table-cell table:formula="of:=CONCATENATE([Data.O12];&quot;,&quot;)" office:value-type="string" office:string-value="4,">
            <text:p>4,</text:p>
          </table:table-cell>
          <table:table-cell table:formula="of:=CONCATENATE([Data.P12];&quot;,&quot;)" office:value-type="string" office:string-value="11,">
            <text:p>11,</text:p>
          </table:table-cell>
          <table:table-cell table:formula="of:=CONCATENATE([Data.Q12];&quot;,&quot;)" office:value-type="string" office:string-value="11,">
            <text:p>11,</text:p>
          </table:table-cell>
          <table:table-cell table:formula="of:=CONCATENATE([Data.R12];&quot;,&quot;)" office:value-type="string" office:string-value=",">
            <text:p>,</text:p>
          </table:table-cell>
        </table:table-row>
        <table:table-row table:style-name="ro1">
          <table:table-cell table:formula="of:=CONCATENATE([Data.B13];&quot;,&quot;)" office:value-type="string" office:string-value="54,">
            <text:p>54,</text:p>
          </table:table-cell>
          <table:table-cell table:formula="of:=CONCATENATE([Data.C13];&quot;,&quot;)" office:value-type="string" office:string-value="RANK6_10,">
            <text:p>RANK6_10,</text:p>
          </table:table-cell>
          <table:table-cell table:formula="of:=CONCATENATE([Data.D13];&quot;,&quot;)" office:value-type="string" office:string-value="8,">
            <text:p>8,</text:p>
          </table:table-cell>
          <table:table-cell table:formula="of:=CONCATENATE([Data.E13];&quot;,&quot;)" office:value-type="string" office:string-value="8,">
            <text:p>8,</text:p>
          </table:table-cell>
          <table:table-cell table:formula="of:=CONCATENATE([Data.F13];&quot;,&quot;)" office:value-type="string" office:string-value=",">
            <text:p>,</text:p>
          </table:table-cell>
          <table:table-cell table:formula="of:=CONCATENATE([Data.G13];&quot;,&quot;)" office:value-type="string" office:string-value="6,">
            <text:p>6,</text:p>
          </table:table-cell>
          <table:table-cell table:formula="of:=CONCATENATE([Data.H13];&quot;,&quot;)" office:value-type="string" office:string-value="6,">
            <text:p>6,</text:p>
          </table:table-cell>
          <table:table-cell table:formula="of:=CONCATENATE([Data.I13];&quot;,&quot;)" office:value-type="string" office:string-value=",">
            <text:p>,</text:p>
          </table:table-cell>
          <table:table-cell table:formula="of:=CONCATENATE([Data.J13];&quot;,&quot;)" office:value-type="string" office:string-value="25,">
            <text:p>25,</text:p>
          </table:table-cell>
          <table:table-cell table:formula="of:=CONCATENATE([Data.K13];&quot;,&quot;)" office:value-type="string" office:string-value=",">
            <text:p>,</text:p>
          </table:table-cell>
          <table:table-cell table:formula="of:=CONCATENATE([Data.L13];&quot;,&quot;)" office:value-type="string" office:string-value=",">
            <text:p>,</text:p>
          </table:table-cell>
          <table:table-cell table:formula="of:=CONCATENATE([Data.M13];&quot;,&quot;)" office:value-type="string" office:string-value="4,">
            <text:p>4,</text:p>
          </table:table-cell>
          <table:table-cell table:formula="of:=CONCATENATE([Data.N13];&quot;,&quot;)" office:value-type="string" office:string-value="4,">
            <text:p>4,</text:p>
          </table:table-cell>
          <table:table-cell table:formula="of:=CONCATENATE([Data.O13];&quot;,&quot;)" office:value-type="string" office:string-value="4,">
            <text:p>4,</text:p>
          </table:table-cell>
          <table:table-cell table:formula="of:=CONCATENATE([Data.P13];&quot;,&quot;)" office:value-type="string" office:string-value="11,">
            <text:p>11,</text:p>
          </table:table-cell>
          <table:table-cell table:formula="of:=CONCATENATE([Data.Q13];&quot;,&quot;)" office:value-type="string" office:string-value="11,">
            <text:p>11,</text:p>
          </table:table-cell>
          <table:table-cell table:formula="of:=CONCATENATE([Data.R13];&quot;,&quot;)" office:value-type="string" office:string-value=",">
            <text:p>,</text:p>
          </table:table-cell>
        </table:table-row>
        <table:table-row table:style-name="ro1">
          <table:table-cell table:formula="of:=CONCATENATE([Data.B14];&quot;,&quot;)" office:value-type="string" office:string-value="54,">
            <text:p>54,</text:p>
          </table:table-cell>
          <table:table-cell table:formula="of:=CONCATENATE([Data.C14];&quot;,&quot;)" office:value-type="string" office:string-value="RANK11_15,">
            <text:p>RANK11_15,</text:p>
          </table:table-cell>
          <table:table-cell table:formula="of:=CONCATENATE([Data.D14];&quot;,&quot;)" office:value-type="string" office:string-value="10,">
            <text:p>10,</text:p>
          </table:table-cell>
          <table:table-cell table:formula="of:=CONCATENATE([Data.E14];&quot;,&quot;)" office:value-type="string" office:string-value="10,">
            <text:p>10,</text:p>
          </table:table-cell>
          <table:table-cell table:formula="of:=CONCATENATE([Data.F14];&quot;,&quot;)" office:value-type="string" office:string-value=",">
            <text:p>,</text:p>
          </table:table-cell>
          <table:table-cell table:formula="of:=CONCATENATE([Data.G14];&quot;,&quot;)" office:value-type="string" office:string-value="8,">
            <text:p>8,</text:p>
          </table:table-cell>
          <table:table-cell table:formula="of:=CONCATENATE([Data.H14];&quot;,&quot;)" office:value-type="string" office:string-value="8,">
            <text:p>8,</text:p>
          </table:table-cell>
          <table:table-cell table:formula="of:=CONCATENATE([Data.I14];&quot;,&quot;)" office:value-type="string" office:string-value=",">
            <text:p>,</text:p>
          </table:table-cell>
          <table:table-cell table:formula="of:=CONCATENATE([Data.J14];&quot;,&quot;)" office:value-type="string" office:string-value="40,">
            <text:p>40,</text:p>
          </table:table-cell>
          <table:table-cell table:formula="of:=CONCATENATE([Data.K14];&quot;,&quot;)" office:value-type="string" office:string-value=",">
            <text:p>,</text:p>
          </table:table-cell>
          <table:table-cell table:formula="of:=CONCATENATE([Data.L14];&quot;,&quot;)" office:value-type="string" office:string-value=",">
            <text:p>,</text:p>
          </table:table-cell>
          <table:table-cell table:formula="of:=CONCATENATE([Data.M14];&quot;,&quot;)" office:value-type="string" office:string-value="4,">
            <text:p>4,</text:p>
          </table:table-cell>
          <table:table-cell table:formula="of:=CONCATENATE([Data.N14];&quot;,&quot;)" office:value-type="string" office:string-value="4,">
            <text:p>4,</text:p>
          </table:table-cell>
          <table:table-cell table:formula="of:=CONCATENATE([Data.O14];&quot;,&quot;)" office:value-type="string" office:string-value="4,">
            <text:p>4,</text:p>
          </table:table-cell>
          <table:table-cell table:formula="of:=CONCATENATE([Data.P14];&quot;,&quot;)" office:value-type="string" office:string-value="12,">
            <text:p>12,</text:p>
          </table:table-cell>
          <table:table-cell table:formula="of:=CONCATENATE([Data.Q14];&quot;,&quot;)" office:value-type="string" office:string-value=",">
            <text:p>,</text:p>
          </table:table-cell>
          <table:table-cell table:formula="of:=CONCATENATE([Data.R14];&quot;,&quot;)" office:value-type="string" office:string-value=",">
            <text:p>,</text:p>
          </table:table-cell>
        </table:table-row>
        <table:table-row table:style-name="ro1">
          <table:table-cell table:formula="of:=CONCATENATE([Data.B15];&quot;,&quot;)" office:value-type="string" office:string-value="54,">
            <text:p>54,</text:p>
          </table:table-cell>
          <table:table-cell table:formula="of:=CONCATENATE([Data.C15];&quot;,&quot;)" office:value-type="string" office:string-value="RANK16_20,">
            <text:p>RANK16_20,</text:p>
          </table:table-cell>
          <table:table-cell table:formula="of:=CONCATENATE([Data.D15];&quot;,&quot;)" office:value-type="string" office:string-value="12,">
            <text:p>12,</text:p>
          </table:table-cell>
          <table:table-cell table:formula="of:=CONCATENATE([Data.E15];&quot;,&quot;)" office:value-type="string" office:string-value=",">
            <text:p>,</text:p>
          </table:table-cell>
          <table:table-cell table:formula="of:=CONCATENATE([Data.F15];&quot;,&quot;)" office:value-type="string" office:string-value=",">
            <text:p>,</text:p>
          </table:table-cell>
          <table:table-cell table:formula="of:=CONCATENATE([Data.G15];&quot;,&quot;)" office:value-type="string" office:string-value="10,">
            <text:p>10,</text:p>
          </table:table-cell>
          <table:table-cell table:formula="of:=CONCATENATE([Data.H15];&quot;,&quot;)" office:value-type="string" office:string-value="10,">
            <text:p>10,</text:p>
          </table:table-cell>
          <table:table-cell table:formula="of:=CONCATENATE([Data.I15];&quot;,&quot;)" office:value-type="string" office:string-value=",">
            <text:p>,</text:p>
          </table:table-cell>
          <table:table-cell table:formula="of:=CONCATENATE([Data.J15];&quot;,&quot;)" office:value-type="string" office:string-value="60,">
            <text:p>60,</text:p>
          </table:table-cell>
          <table:table-cell table:formula="of:=CONCATENATE([Data.K15];&quot;,&quot;)" office:value-type="string" office:string-value=",">
            <text:p>,</text:p>
          </table:table-cell>
          <table:table-cell table:formula="of:=CONCATENATE([Data.L15];&quot;,&quot;)" office:value-type="string" office:string-value=",">
            <text:p>,</text:p>
          </table:table-cell>
          <table:table-cell table:formula="of:=CONCATENATE([Data.M15];&quot;,&quot;)" office:value-type="string" office:string-value="4,">
            <text:p>4,</text:p>
          </table:table-cell>
          <table:table-cell table:formula="of:=CONCATENATE([Data.N15];&quot;,&quot;)" office:value-type="string" office:string-value="4,">
            <text:p>4,</text:p>
          </table:table-cell>
          <table:table-cell table:formula="of:=CONCATENATE([Data.O15];&quot;,&quot;)" office:value-type="string" office:string-value="4,">
            <text:p>4,</text:p>
          </table:table-cell>
          <table:table-cell table:formula="of:=CONCATENATE([Data.P15];&quot;,&quot;)" office:value-type="string" office:string-value="18,">
            <text:p>18,</text:p>
          </table:table-cell>
          <table:table-cell table:formula="of:=CONCATENATE([Data.Q15];&quot;,&quot;)" office:value-type="string" office:string-value=",">
            <text:p>,</text:p>
          </table:table-cell>
          <table:table-cell table:formula="of:=CONCATENATE([Data.R15];&quot;,&quot;)" office:value-type="string" office:string-value=",">
            <text:p>,</text:p>
          </table:table-cell>
        </table:table-row>
        <table:table-row table:style-name="ro1">
          <table:table-cell table:formula="of:=CONCATENATE([Data.B16];&quot;,&quot;)" office:value-type="string" office:string-value="54,">
            <text:p>54,</text:p>
          </table:table-cell>
          <table:table-cell table:formula="of:=CONCATENATE([Data.C16];&quot;,&quot;)" office:value-type="string" office:string-value="RANK21_,">
            <text:p>RANK21_,</text:p>
          </table:table-cell>
          <table:table-cell table:formula="of:=CONCATENATE([Data.D16];&quot;,&quot;)" office:value-type="string" office:string-value="25,">
            <text:p>25,</text:p>
          </table:table-cell>
          <table:table-cell table:formula="of:=CONCATENATE([Data.E16];&quot;,&quot;)" office:value-type="string" office:string-value=",">
            <text:p>,</text:p>
          </table:table-cell>
          <table:table-cell table:formula="of:=CONCATENATE([Data.F16];&quot;,&quot;)" office:value-type="string" office:string-value=",">
            <text:p>,</text:p>
          </table:table-cell>
          <table:table-cell table:formula="of:=CONCATENATE([Data.G16];&quot;,&quot;)" office:value-type="string" office:string-value="12,">
            <text:p>12,</text:p>
          </table:table-cell>
          <table:table-cell table:formula="of:=CONCATENATE([Data.H16];&quot;,&quot;)" office:value-type="string" office:string-value=",">
            <text:p>,</text:p>
          </table:table-cell>
          <table:table-cell table:formula="of:=CONCATENATE([Data.I16];&quot;,&quot;)" office:value-type="string" office:string-value=",">
            <text:p>,</text:p>
          </table:table-cell>
          <table:table-cell table:formula="of:=CONCATENATE([Data.J16];&quot;,&quot;)" office:value-type="string" office:string-value="80,">
            <text:p>80,</text:p>
          </table:table-cell>
          <table:table-cell table:formula="of:=CONCATENATE([Data.K16];&quot;,&quot;)" office:value-type="string" office:string-value=",">
            <text:p>,</text:p>
          </table:table-cell>
          <table:table-cell table:formula="of:=CONCATENATE([Data.L16];&quot;,&quot;)" office:value-type="string" office:string-value=",">
            <text:p>,</text:p>
          </table:table-cell>
          <table:table-cell table:formula="of:=CONCATENATE([Data.M16];&quot;,&quot;)" office:value-type="string" office:string-value="6,">
            <text:p>6,</text:p>
          </table:table-cell>
          <table:table-cell table:formula="of:=CONCATENATE([Data.N16];&quot;,&quot;)" office:value-type="string" office:string-value="6,">
            <text:p>6,</text:p>
          </table:table-cell>
          <table:table-cell table:formula="of:=CONCATENATE([Data.O16];&quot;,&quot;)" office:value-type="string" office:string-value="6,">
            <text:p>6,</text:p>
          </table:table-cell>
          <table:table-cell table:formula="of:=CONCATENATE([Data.P16];&quot;,&quot;)" office:value-type="string" office:string-value="25,">
            <text:p>25,</text:p>
          </table:table-cell>
          <table:table-cell table:formula="of:=CONCATENATE([Data.Q16];&quot;,&quot;)" office:value-type="string" office:string-value=",">
            <text:p>,</text:p>
          </table:table-cell>
          <table:table-cell table:formula="of:=CONCATENATE([Data.R16];&quot;,&quot;)" office:value-type="string" office:string-value=",">
            <text:p>,</text:p>
          </table:table-cell>
        </table:table-row>
        <table:table-row table:style-name="ro1">
          <table:table-cell table:formula="of:=CONCATENATE([Data.B17];&quot;,&quot;)" office:value-type="string" office:string-value="48,">
            <text:p>48,</text:p>
          </table:table-cell>
          <table:table-cell table:formula="of:=CONCATENATE([Data.C17];&quot;,&quot;)" office:value-type="string" office:string-value="RANK0_5,">
            <text:p>RANK0_5,</text:p>
          </table:table-cell>
          <table:table-cell table:formula="of:=CONCATENATE([Data.D17];&quot;,&quot;)" office:value-type="string" office:string-value="50,">
            <text:p>50,</text:p>
          </table:table-cell>
          <table:table-cell table:formula="of:=CONCATENATE([Data.E17];&quot;,&quot;)" office:value-type="string" office:string-value=",">
            <text:p>,</text:p>
          </table:table-cell>
          <table:table-cell table:formula="of:=CONCATENATE([Data.F17];&quot;,&quot;)" office:value-type="string" office:string-value=",">
            <text:p>,</text:p>
          </table:table-cell>
          <table:table-cell table:formula="of:=CONCATENATE([Data.G17];&quot;,&quot;)" office:value-type="string" office:string-value="60,">
            <text:p>60,</text:p>
          </table:table-cell>
          <table:table-cell table:formula="of:=CONCATENATE([Data.H17];&quot;,&quot;)" office:value-type="string" office:string-value=",">
            <text:p>,</text:p>
          </table:table-cell>
          <table:table-cell table:formula="of:=CONCATENATE([Data.I17];&quot;,&quot;)" office:value-type="string" office:string-value=",">
            <text:p>,</text:p>
          </table:table-cell>
          <table:table-cell table:formula="of:=CONCATENATE([Data.J17];&quot;,&quot;)" office:value-type="string" office:string-value="80,">
            <text:p>80,</text:p>
          </table:table-cell>
          <table:table-cell table:formula="of:=CONCATENATE([Data.K17];&quot;,&quot;)" office:value-type="string" office:string-value=",">
            <text:p>,</text:p>
          </table:table-cell>
          <table:table-cell table:formula="of:=CONCATENATE([Data.L17];&quot;,&quot;)" office:value-type="string" office:string-value=",">
            <text:p>,</text:p>
          </table:table-cell>
          <table:table-cell table:formula="of:=CONCATENATE([Data.M17];&quot;,&quot;)" office:value-type="string" office:string-value="10,">
            <text:p>10,</text:p>
          </table:table-cell>
          <table:table-cell table:formula="of:=CONCATENATE([Data.N17];&quot;,&quot;)" office:value-type="string" office:string-value="10,">
            <text:p>10,</text:p>
          </table:table-cell>
          <table:table-cell table:formula="of:=CONCATENATE([Data.O17];&quot;,&quot;)" office:value-type="string" office:string-value=",">
            <text:p>,</text:p>
          </table:table-cell>
          <table:table-cell table:formula="of:=CONCATENATE([Data.P17];&quot;,&quot;)" office:value-type="string" office:string-value="60,">
            <text:p>60,</text:p>
          </table:table-cell>
          <table:table-cell table:formula="of:=CONCATENATE([Data.Q17];&quot;,&quot;)" office:value-type="string" office:string-value=",">
            <text:p>,</text:p>
          </table:table-cell>
          <table:table-cell table:formula="of:=CONCATENATE([Data.R17];&quot;,&quot;)" office:value-type="string" office:string-value=",">
            <text:p>,</text:p>
          </table:table-cell>
        </table:table-row>
        <table:table-row table:style-name="ro1">
          <table:table-cell table:formula="of:=CONCATENATE([Data.B18];&quot;,&quot;)" office:value-type="string" office:string-value="48,">
            <text:p>48,</text:p>
          </table:table-cell>
          <table:table-cell table:formula="of:=CONCATENATE([Data.C18];&quot;,&quot;)" office:value-type="string" office:string-value="RANK6_10,">
            <text:p>RANK6_10,</text:p>
          </table:table-cell>
          <table:table-cell table:formula="of:=CONCATENATE([Data.D18];&quot;,&quot;)" office:value-type="string" office:string-value="70,">
            <text:p>70,</text:p>
          </table:table-cell>
          <table:table-cell table:formula="of:=CONCATENATE([Data.E18];&quot;,&quot;)" office:value-type="string" office:string-value=",">
            <text:p>,</text:p>
          </table:table-cell>
          <table:table-cell table:formula="of:=CONCATENATE([Data.F18];&quot;,&quot;)" office:value-type="string" office:string-value=",">
            <text:p>,</text:p>
          </table:table-cell>
          <table:table-cell table:formula="of:=CONCATENATE([Data.G18];&quot;,&quot;)" office:value-type="string" office:string-value="80,">
            <text:p>80,</text:p>
          </table:table-cell>
          <table:table-cell table:formula="of:=CONCATENATE([Data.H18];&quot;,&quot;)" office:value-type="string" office:string-value=",">
            <text:p>,</text:p>
          </table:table-cell>
          <table:table-cell table:formula="of:=CONCATENATE([Data.I18];&quot;,&quot;)" office:value-type="string" office:string-value=",">
            <text:p>,</text:p>
          </table:table-cell>
          <table:table-cell table:formula="of:=CONCATENATE([Data.J18];&quot;,&quot;)" office:value-type="string" office:string-value="100,">
            <text:p>100,</text:p>
          </table:table-cell>
          <table:table-cell table:formula="of:=CONCATENATE([Data.K18];&quot;,&quot;)" office:value-type="string" office:string-value=",">
            <text:p>,</text:p>
          </table:table-cell>
          <table:table-cell table:formula="of:=CONCATENATE([Data.L18];&quot;,&quot;)" office:value-type="string" office:string-value=",">
            <text:p>,</text:p>
          </table:table-cell>
          <table:table-cell table:formula="of:=CONCATENATE([Data.M18];&quot;,&quot;)" office:value-type="string" office:string-value="12,">
            <text:p>12,</text:p>
          </table:table-cell>
          <table:table-cell table:formula="of:=CONCATENATE([Data.N18];&quot;,&quot;)" office:value-type="string" office:string-value=",">
            <text:p>,</text:p>
          </table:table-cell>
          <table:table-cell table:formula="of:=CONCATENATE([Data.O18];&quot;,&quot;)" office:value-type="string" office:string-value=",">
            <text:p>,</text:p>
          </table:table-cell>
          <table:table-cell table:formula="of:=CONCATENATE([Data.P18];&quot;,&quot;)" office:value-type="string" office:string-value="80,">
            <text:p>80,</text:p>
          </table:table-cell>
          <table:table-cell table:formula="of:=CONCATENATE([Data.Q18];&quot;,&quot;)" office:value-type="string" office:string-value=",">
            <text:p>,</text:p>
          </table:table-cell>
          <table:table-cell table:formula="of:=CONCATENATE([Data.R18];&quot;,&quot;)" office:value-type="string" office:string-value=",">
            <text:p>,</text:p>
          </table:table-cell>
        </table:table-row>
        <table:table-row table:style-name="ro1">
          <table:table-cell table:formula="of:=CONCATENATE([Data.B19];&quot;,&quot;)" office:value-type="string" office:string-value="48,">
            <text:p>48,</text:p>
          </table:table-cell>
          <table:table-cell table:formula="of:=CONCATENATE([Data.C19];&quot;,&quot;)" office:value-type="string" office:string-value="RANK11_15,">
            <text:p>RANK11_15,</text:p>
          </table:table-cell>
          <table:table-cell table:formula="of:=CONCATENATE([Data.D19];&quot;,&quot;)" office:value-type="string" office:string-value="90,">
            <text:p>90,</text:p>
          </table:table-cell>
          <table:table-cell table:formula="of:=CONCATENATE([Data.E19];&quot;,&quot;)" office:value-type="string" office:string-value=",">
            <text:p>,</text:p>
          </table:table-cell>
          <table:table-cell table:formula="of:=CONCATENATE([Data.F19];&quot;,&quot;)" office:value-type="string" office:string-value=",">
            <text:p>,</text:p>
          </table:table-cell>
          <table:table-cell table:formula="of:=CONCATENATE([Data.G19];&quot;,&quot;)" office:value-type="string" office:string-value="100,">
            <text:p>100,</text:p>
          </table:table-cell>
          <table:table-cell table:formula="of:=CONCATENATE([Data.H19];&quot;,&quot;)" office:value-type="string" office:string-value=",">
            <text:p>,</text:p>
          </table:table-cell>
          <table:table-cell table:formula="of:=CONCATENATE([Data.I19];&quot;,&quot;)" office:value-type="string" office:string-value=",">
            <text:p>,</text:p>
          </table:table-cell>
          <table:table-cell table:formula="of:=CONCATENATE([Data.J19];&quot;,&quot;)" office:value-type="string" office:string-value="120,">
            <text:p>120,</text:p>
          </table:table-cell>
          <table:table-cell table:formula="of:=CONCATENATE([Data.K19];&quot;,&quot;)" office:value-type="string" office:string-value=",">
            <text:p>,</text:p>
          </table:table-cell>
          <table:table-cell table:formula="of:=CONCATENATE([Data.L19];&quot;,&quot;)" office:value-type="string" office:string-value=",">
            <text:p>,</text:p>
          </table:table-cell>
          <table:table-cell table:formula="of:=CONCATENATE([Data.M19];&quot;,&quot;)" office:value-type="string" office:string-value="25,">
            <text:p>25,</text:p>
          </table:table-cell>
          <table:table-cell table:formula="of:=CONCATENATE([Data.N19];&quot;,&quot;)" office:value-type="string" office:string-value=",">
            <text:p>,</text:p>
          </table:table-cell>
          <table:table-cell table:formula="of:=CONCATENATE([Data.O19];&quot;,&quot;)" office:value-type="string" office:string-value=",">
            <text:p>,</text:p>
          </table:table-cell>
          <table:table-cell table:formula="of:=CONCATENATE([Data.P19];&quot;,&quot;)" office:value-type="string" office:string-value="100,">
            <text:p>100,</text:p>
          </table:table-cell>
          <table:table-cell table:formula="of:=CONCATENATE([Data.Q19];&quot;,&quot;)" office:value-type="string" office:string-value=",">
            <text:p>,</text:p>
          </table:table-cell>
          <table:table-cell table:formula="of:=CONCATENATE([Data.R19];&quot;,&quot;)" office:value-type="string" office:string-value=",">
            <text:p>,</text:p>
          </table:table-cell>
        </table:table-row>
        <table:table-row table:style-name="ro1">
          <table:table-cell table:formula="of:=CONCATENATE([Data.B20];&quot;,&quot;)" office:value-type="string" office:string-value="48,">
            <text:p>48,</text:p>
          </table:table-cell>
          <table:table-cell table:formula="of:=CONCATENATE([Data.C20];&quot;,&quot;)" office:value-type="string" office:string-value="RANK16_20,">
            <text:p>RANK16_20,</text:p>
          </table:table-cell>
          <table:table-cell table:formula="of:=CONCATENATE([Data.D20];&quot;,&quot;)" office:value-type="string" office:string-value="110,">
            <text:p>110,</text:p>
          </table:table-cell>
          <table:table-cell table:formula="of:=CONCATENATE([Data.E20];&quot;,&quot;)" office:value-type="string" office:string-value=",">
            <text:p>,</text:p>
          </table:table-cell>
          <table:table-cell table:formula="of:=CONCATENATE([Data.F20];&quot;,&quot;)" office:value-type="string" office:string-value=",">
            <text:p>,</text:p>
          </table:table-cell>
          <table:table-cell table:formula="of:=CONCATENATE([Data.G20];&quot;,&quot;)" office:value-type="string" office:string-value="120,">
            <text:p>120,</text:p>
          </table:table-cell>
          <table:table-cell table:formula="of:=CONCATENATE([Data.H20];&quot;,&quot;)" office:value-type="string" office:string-value=",">
            <text:p>,</text:p>
          </table:table-cell>
          <table:table-cell table:formula="of:=CONCATENATE([Data.I20];&quot;,&quot;)" office:value-type="string" office:string-value=",">
            <text:p>,</text:p>
          </table:table-cell>
          <table:table-cell table:formula="of:=CONCATENATE([Data.J20];&quot;,&quot;)" office:value-type="string" office:string-value="140,">
            <text:p>140,</text:p>
          </table:table-cell>
          <table:table-cell table:formula="of:=CONCATENATE([Data.K20];&quot;,&quot;)" office:value-type="string" office:string-value=",">
            <text:p>,</text:p>
          </table:table-cell>
          <table:table-cell table:formula="of:=CONCATENATE([Data.L20];&quot;,&quot;)" office:value-type="string" office:string-value=",">
            <text:p>,</text:p>
          </table:table-cell>
          <table:table-cell table:formula="of:=CONCATENATE([Data.M20];&quot;,&quot;)" office:value-type="string" office:string-value="40,">
            <text:p>40,</text:p>
          </table:table-cell>
          <table:table-cell table:formula="of:=CONCATENATE([Data.N20];&quot;,&quot;)" office:value-type="string" office:string-value=",">
            <text:p>,</text:p>
          </table:table-cell>
          <table:table-cell table:formula="of:=CONCATENATE([Data.O20];&quot;,&quot;)" office:value-type="string" office:string-value=",">
            <text:p>,</text:p>
          </table:table-cell>
          <table:table-cell table:formula="of:=CONCATENATE([Data.P20];&quot;,&quot;)" office:value-type="string" office:string-value="120,">
            <text:p>120,</text:p>
          </table:table-cell>
          <table:table-cell table:formula="of:=CONCATENATE([Data.Q20];&quot;,&quot;)" office:value-type="string" office:string-value=",">
            <text:p>,</text:p>
          </table:table-cell>
          <table:table-cell table:formula="of:=CONCATENATE([Data.R20];&quot;,&quot;)" office:value-type="string" office:string-value=",">
            <text:p>,</text:p>
          </table:table-cell>
        </table:table-row>
        <table:table-row table:style-name="ro1">
          <table:table-cell table:formula="of:=CONCATENATE([Data.B21];&quot;,&quot;)" office:value-type="string" office:string-value="48,">
            <text:p>48,</text:p>
          </table:table-cell>
          <table:table-cell table:formula="of:=CONCATENATE([Data.C21];&quot;,&quot;)" office:value-type="string" office:string-value="RANK21_,">
            <text:p>RANK21_,</text:p>
          </table:table-cell>
          <table:table-cell table:formula="of:=CONCATENATE([Data.D21];&quot;,&quot;)" office:value-type="string" office:string-value="130,">
            <text:p>130,</text:p>
          </table:table-cell>
          <table:table-cell table:formula="of:=CONCATENATE([Data.E21];&quot;,&quot;)" office:value-type="string" office:string-value=",">
            <text:p>,</text:p>
          </table:table-cell>
          <table:table-cell table:formula="of:=CONCATENATE([Data.F21];&quot;,&quot;)" office:value-type="string" office:string-value=",">
            <text:p>,</text:p>
          </table:table-cell>
          <table:table-cell table:formula="of:=CONCATENATE([Data.G21];&quot;,&quot;)" office:value-type="string" office:string-value="140,">
            <text:p>140,</text:p>
          </table:table-cell>
          <table:table-cell table:formula="of:=CONCATENATE([Data.H21];&quot;,&quot;)" office:value-type="string" office:string-value=",">
            <text:p>,</text:p>
          </table:table-cell>
          <table:table-cell table:formula="of:=CONCATENATE([Data.I21];&quot;,&quot;)" office:value-type="string" office:string-value=",">
            <text:p>,</text:p>
          </table:table-cell>
          <table:table-cell table:formula="of:=CONCATENATE([Data.J21];&quot;,&quot;)" office:value-type="string" office:string-value="160,">
            <text:p>160,</text:p>
          </table:table-cell>
          <table:table-cell table:formula="of:=CONCATENATE([Data.K21];&quot;,&quot;)" office:value-type="string" office:string-value=",">
            <text:p>,</text:p>
          </table:table-cell>
          <table:table-cell table:formula="of:=CONCATENATE([Data.L21];&quot;,&quot;)" office:value-type="string" office:string-value=",">
            <text:p>,</text:p>
          </table:table-cell>
          <table:table-cell table:formula="of:=CONCATENATE([Data.M21];&quot;,&quot;)" office:value-type="string" office:string-value="60,">
            <text:p>60,</text:p>
          </table:table-cell>
          <table:table-cell table:formula="of:=CONCATENATE([Data.N21];&quot;,&quot;)" office:value-type="string" office:string-value=",">
            <text:p>,</text:p>
          </table:table-cell>
          <table:table-cell table:formula="of:=CONCATENATE([Data.O21];&quot;,&quot;)" office:value-type="string" office:string-value=",">
            <text:p>,</text:p>
          </table:table-cell>
          <table:table-cell table:formula="of:=CONCATENATE([Data.P21];&quot;,&quot;)" office:value-type="string" office:string-value="140,">
            <text:p>140,</text:p>
          </table:table-cell>
          <table:table-cell table:formula="of:=CONCATENATE([Data.Q21];&quot;,&quot;)" office:value-type="string" office:string-value=",">
            <text:p>,</text:p>
          </table:table-cell>
          <table:table-cell table:formula="of:=CONCATENATE([Data.R21];&quot;,&quot;)" office:value-type="string" office:string-value=",">
            <text:p>,</text:p>
          </table:table-cell>
        </table:table-row>
        <table:table-row table:style-name="ro1">
          <table:table-cell table:formula="of:=CONCATENATE([Data.B22];&quot;,&quot;)" office:value-type="string" office:string-value="49,">
            <text:p>49,</text:p>
          </table:table-cell>
          <table:table-cell table:formula="of:=CONCATENATE([Data.C22];&quot;,&quot;)" office:value-type="string" office:string-value="RANK0_5,">
            <text:p>RANK0_5,</text:p>
          </table:table-cell>
          <table:table-cell table:formula="of:=CONCATENATE([Data.D22];&quot;,&quot;)" office:value-type="string" office:string-value="20,">
            <text:p>20,</text:p>
          </table:table-cell>
          <table:table-cell table:formula="of:=CONCATENATE([Data.E22];&quot;,&quot;)" office:value-type="string" office:string-value=",">
            <text:p>,</text:p>
          </table:table-cell>
          <table:table-cell table:formula="of:=CONCATENATE([Data.F22];&quot;,&quot;)" office:value-type="string" office:string-value=",">
            <text:p>,</text:p>
          </table:table-cell>
          <table:table-cell table:formula="of:=CONCATENATE([Data.G22];&quot;,&quot;)" office:value-type="string" office:string-value="25,">
            <text:p>25,</text:p>
          </table:table-cell>
          <table:table-cell table:formula="of:=CONCATENATE([Data.H22];&quot;,&quot;)" office:value-type="string" office:string-value=",">
            <text:p>,</text:p>
          </table:table-cell>
          <table:table-cell table:formula="of:=CONCATENATE([Data.I22];&quot;,&quot;)" office:value-type="string" office:string-value=",">
            <text:p>,</text:p>
          </table:table-cell>
          <table:table-cell table:formula="of:=CONCATENATE([Data.J22];&quot;,&quot;)" office:value-type="string" office:string-value="45,">
            <text:p>45,</text:p>
          </table:table-cell>
          <table:table-cell table:formula="of:=CONCATENATE([Data.K22];&quot;,&quot;)" office:value-type="string" office:string-value=",">
            <text:p>,</text:p>
          </table:table-cell>
          <table:table-cell table:formula="of:=CONCATENATE([Data.L22];&quot;,&quot;)" office:value-type="string" office:string-value=",">
            <text:p>,</text:p>
          </table:table-cell>
          <table:table-cell table:formula="of:=CONCATENATE([Data.M22];&quot;,&quot;)" office:value-type="string" office:string-value="6,">
            <text:p>6,</text:p>
          </table:table-cell>
          <table:table-cell table:formula="of:=CONCATENATE([Data.N22];&quot;,&quot;)" office:value-type="string" office:string-value="6,">
            <text:p>6,</text:p>
          </table:table-cell>
          <table:table-cell table:formula="of:=CONCATENATE([Data.O22];&quot;,&quot;)" office:value-type="string" office:string-value=",">
            <text:p>,</text:p>
          </table:table-cell>
          <table:table-cell table:formula="of:=CONCATENATE([Data.P22];&quot;,&quot;)" office:value-type="string" office:string-value="25,">
            <text:p>25,</text:p>
          </table:table-cell>
          <table:table-cell table:formula="of:=CONCATENATE([Data.Q22];&quot;,&quot;)" office:value-type="string" office:string-value=",">
            <text:p>,</text:p>
          </table:table-cell>
          <table:table-cell table:formula="of:=CONCATENATE([Data.R22];&quot;,&quot;)" office:value-type="string" office:string-value=",">
            <text:p>,</text:p>
          </table:table-cell>
        </table:table-row>
        <table:table-row table:style-name="ro1">
          <table:table-cell table:formula="of:=CONCATENATE([Data.B23];&quot;,&quot;)" office:value-type="string" office:string-value="49,">
            <text:p>49,</text:p>
          </table:table-cell>
          <table:table-cell table:formula="of:=CONCATENATE([Data.C23];&quot;,&quot;)" office:value-type="string" office:string-value="RANK6_10,">
            <text:p>RANK6_10,</text:p>
          </table:table-cell>
          <table:table-cell table:formula="of:=CONCATENATE([Data.D23];&quot;,&quot;)" office:value-type="string" office:string-value="25,">
            <text:p>25,</text:p>
          </table:table-cell>
          <table:table-cell table:formula="of:=CONCATENATE([Data.E23];&quot;,&quot;)" office:value-type="string" office:string-value=",">
            <text:p>,</text:p>
          </table:table-cell>
          <table:table-cell table:formula="of:=CONCATENATE([Data.F23];&quot;,&quot;)" office:value-type="string" office:string-value=",">
            <text:p>,</text:p>
          </table:table-cell>
          <table:table-cell table:formula="of:=CONCATENATE([Data.G23];&quot;,&quot;)" office:value-type="string" office:string-value="40,">
            <text:p>40,</text:p>
          </table:table-cell>
          <table:table-cell table:formula="of:=CONCATENATE([Data.H23];&quot;,&quot;)" office:value-type="string" office:string-value=",">
            <text:p>,</text:p>
          </table:table-cell>
          <table:table-cell table:formula="of:=CONCATENATE([Data.I23];&quot;,&quot;)" office:value-type="string" office:string-value=",">
            <text:p>,</text:p>
          </table:table-cell>
          <table:table-cell table:formula="of:=CONCATENATE([Data.J23];&quot;,&quot;)" office:value-type="string" office:string-value="60,">
            <text:p>60,</text:p>
          </table:table-cell>
          <table:table-cell table:formula="of:=CONCATENATE([Data.K23];&quot;,&quot;)" office:value-type="string" office:string-value=",">
            <text:p>,</text:p>
          </table:table-cell>
          <table:table-cell table:formula="of:=CONCATENATE([Data.L23];&quot;,&quot;)" office:value-type="string" office:string-value=",">
            <text:p>,</text:p>
          </table:table-cell>
          <table:table-cell table:formula="of:=CONCATENATE([Data.M23];&quot;,&quot;)" office:value-type="string" office:string-value="8,">
            <text:p>8,</text:p>
          </table:table-cell>
          <table:table-cell table:formula="of:=CONCATENATE([Data.N23];&quot;,&quot;)" office:value-type="string" office:string-value="8,">
            <text:p>8,</text:p>
          </table:table-cell>
          <table:table-cell table:formula="of:=CONCATENATE([Data.O23];&quot;,&quot;)" office:value-type="string" office:string-value=",">
            <text:p>,</text:p>
          </table:table-cell>
          <table:table-cell table:formula="of:=CONCATENATE([Data.P23];&quot;,&quot;)" office:value-type="string" office:string-value="40,">
            <text:p>40,</text:p>
          </table:table-cell>
          <table:table-cell table:formula="of:=CONCATENATE([Data.Q23];&quot;,&quot;)" office:value-type="string" office:string-value=",">
            <text:p>,</text:p>
          </table:table-cell>
          <table:table-cell table:formula="of:=CONCATENATE([Data.R23];&quot;,&quot;)" office:value-type="string" office:string-value=",">
            <text:p>,</text:p>
          </table:table-cell>
        </table:table-row>
        <table:table-row table:style-name="ro1">
          <table:table-cell table:formula="of:=CONCATENATE([Data.B24];&quot;,&quot;)" office:value-type="string" office:string-value="49,">
            <text:p>49,</text:p>
          </table:table-cell>
          <table:table-cell table:formula="of:=CONCATENATE([Data.C24];&quot;,&quot;)" office:value-type="string" office:string-value="RANK11_15,">
            <text:p>RANK11_15,</text:p>
          </table:table-cell>
          <table:table-cell table:formula="of:=CONCATENATE([Data.D24];&quot;,&quot;)" office:value-type="string" office:string-value="40,">
            <text:p>40,</text:p>
          </table:table-cell>
          <table:table-cell table:formula="of:=CONCATENATE([Data.E24];&quot;,&quot;)" office:value-type="string" office:string-value=",">
            <text:p>,</text:p>
          </table:table-cell>
          <table:table-cell table:formula="of:=CONCATENATE([Data.F24];&quot;,&quot;)" office:value-type="string" office:string-value=",">
            <text:p>,</text:p>
          </table:table-cell>
          <table:table-cell table:formula="of:=CONCATENATE([Data.G24];&quot;,&quot;)" office:value-type="string" office:string-value="60,">
            <text:p>60,</text:p>
          </table:table-cell>
          <table:table-cell table:formula="of:=CONCATENATE([Data.H24];&quot;,&quot;)" office:value-type="string" office:string-value=",">
            <text:p>,</text:p>
          </table:table-cell>
          <table:table-cell table:formula="of:=CONCATENATE([Data.I24];&quot;,&quot;)" office:value-type="string" office:string-value=",">
            <text:p>,</text:p>
          </table:table-cell>
          <table:table-cell table:formula="of:=CONCATENATE([Data.J24];&quot;,&quot;)" office:value-type="string" office:string-value="80,">
            <text:p>80,</text:p>
          </table:table-cell>
          <table:table-cell table:formula="of:=CONCATENATE([Data.K24];&quot;,&quot;)" office:value-type="string" office:string-value=",">
            <text:p>,</text:p>
          </table:table-cell>
          <table:table-cell table:formula="of:=CONCATENATE([Data.L24];&quot;,&quot;)" office:value-type="string" office:string-value=",">
            <text:p>,</text:p>
          </table:table-cell>
          <table:table-cell table:formula="of:=CONCATENATE([Data.M24];&quot;,&quot;)" office:value-type="string" office:string-value="10,">
            <text:p>10,</text:p>
          </table:table-cell>
          <table:table-cell table:formula="of:=CONCATENATE([Data.N24];&quot;,&quot;)" office:value-type="string" office:string-value="10,">
            <text:p>10,</text:p>
          </table:table-cell>
          <table:table-cell table:formula="of:=CONCATENATE([Data.O24];&quot;,&quot;)" office:value-type="string" office:string-value=",">
            <text:p>,</text:p>
          </table:table-cell>
          <table:table-cell table:formula="of:=CONCATENATE([Data.P24];&quot;,&quot;)" office:value-type="string" office:string-value="60,">
            <text:p>60,</text:p>
          </table:table-cell>
          <table:table-cell table:formula="of:=CONCATENATE([Data.Q24];&quot;,&quot;)" office:value-type="string" office:string-value=",">
            <text:p>,</text:p>
          </table:table-cell>
          <table:table-cell table:formula="of:=CONCATENATE([Data.R24];&quot;,&quot;)" office:value-type="string" office:string-value=",">
            <text:p>,</text:p>
          </table:table-cell>
        </table:table-row>
        <table:table-row table:style-name="ro1">
          <table:table-cell table:formula="of:=CONCATENATE([Data.B25];&quot;,&quot;)" office:value-type="string" office:string-value="49,">
            <text:p>49,</text:p>
          </table:table-cell>
          <table:table-cell table:formula="of:=CONCATENATE([Data.C25];&quot;,&quot;)" office:value-type="string" office:string-value="RANK16_20,">
            <text:p>RANK16_20,</text:p>
          </table:table-cell>
          <table:table-cell table:formula="of:=CONCATENATE([Data.D25];&quot;,&quot;)" office:value-type="string" office:string-value="60,">
            <text:p>60,</text:p>
          </table:table-cell>
          <table:table-cell table:formula="of:=CONCATENATE([Data.E25];&quot;,&quot;)" office:value-type="string" office:string-value=",">
            <text:p>,</text:p>
          </table:table-cell>
          <table:table-cell table:formula="of:=CONCATENATE([Data.F25];&quot;,&quot;)" office:value-type="string" office:string-value=",">
            <text:p>,</text:p>
          </table:table-cell>
          <table:table-cell table:formula="of:=CONCATENATE([Data.G25];&quot;,&quot;)" office:value-type="string" office:string-value="80,">
            <text:p>80,</text:p>
          </table:table-cell>
          <table:table-cell table:formula="of:=CONCATENATE([Data.H25];&quot;,&quot;)" office:value-type="string" office:string-value=",">
            <text:p>,</text:p>
          </table:table-cell>
          <table:table-cell table:formula="of:=CONCATENATE([Data.I25];&quot;,&quot;)" office:value-type="string" office:string-value=",">
            <text:p>,</text:p>
          </table:table-cell>
          <table:table-cell table:formula="of:=CONCATENATE([Data.J25];&quot;,&quot;)" office:value-type="string" office:string-value="100,">
            <text:p>100,</text:p>
          </table:table-cell>
          <table:table-cell table:formula="of:=CONCATENATE([Data.K25];&quot;,&quot;)" office:value-type="string" office:string-value=",">
            <text:p>,</text:p>
          </table:table-cell>
          <table:table-cell table:formula="of:=CONCATENATE([Data.L25];&quot;,&quot;)" office:value-type="string" office:string-value=",">
            <text:p>,</text:p>
          </table:table-cell>
          <table:table-cell table:formula="of:=CONCATENATE([Data.M25];&quot;,&quot;)" office:value-type="string" office:string-value="12,">
            <text:p>12,</text:p>
          </table:table-cell>
          <table:table-cell table:formula="of:=CONCATENATE([Data.N25];&quot;,&quot;)" office:value-type="string" office:string-value=",">
            <text:p>,</text:p>
          </table:table-cell>
          <table:table-cell table:formula="of:=CONCATENATE([Data.O25];&quot;,&quot;)" office:value-type="string" office:string-value=",">
            <text:p>,</text:p>
          </table:table-cell>
          <table:table-cell table:formula="of:=CONCATENATE([Data.P25];&quot;,&quot;)" office:value-type="string" office:string-value="80,">
            <text:p>80,</text:p>
          </table:table-cell>
          <table:table-cell table:formula="of:=CONCATENATE([Data.Q25];&quot;,&quot;)" office:value-type="string" office:string-value=",">
            <text:p>,</text:p>
          </table:table-cell>
          <table:table-cell table:formula="of:=CONCATENATE([Data.R25];&quot;,&quot;)" office:value-type="string" office:string-value=",">
            <text:p>,</text:p>
          </table:table-cell>
        </table:table-row>
        <table:table-row table:style-name="ro1">
          <table:table-cell table:formula="of:=CONCATENATE([Data.B26];&quot;,&quot;)" office:value-type="string" office:string-value="49,">
            <text:p>49,</text:p>
          </table:table-cell>
          <table:table-cell table:formula="of:=CONCATENATE([Data.C26];&quot;,&quot;)" office:value-type="string" office:string-value="RANK21_,">
            <text:p>RANK21_,</text:p>
          </table:table-cell>
          <table:table-cell table:formula="of:=CONCATENATE([Data.D26];&quot;,&quot;)" office:value-type="string" office:string-value="80,">
            <text:p>80,</text:p>
          </table:table-cell>
          <table:table-cell table:formula="of:=CONCATENATE([Data.E26];&quot;,&quot;)" office:value-type="string" office:string-value=",">
            <text:p>,</text:p>
          </table:table-cell>
          <table:table-cell table:formula="of:=CONCATENATE([Data.F26];&quot;,&quot;)" office:value-type="string" office:string-value=",">
            <text:p>,</text:p>
          </table:table-cell>
          <table:table-cell table:formula="of:=CONCATENATE([Data.G26];&quot;,&quot;)" office:value-type="string" office:string-value="100,">
            <text:p>100,</text:p>
          </table:table-cell>
          <table:table-cell table:formula="of:=CONCATENATE([Data.H26];&quot;,&quot;)" office:value-type="string" office:string-value=",">
            <text:p>,</text:p>
          </table:table-cell>
          <table:table-cell table:formula="of:=CONCATENATE([Data.I26];&quot;,&quot;)" office:value-type="string" office:string-value=",">
            <text:p>,</text:p>
          </table:table-cell>
          <table:table-cell table:formula="of:=CONCATENATE([Data.J26];&quot;,&quot;)" office:value-type="string" office:string-value="120,">
            <text:p>120,</text:p>
          </table:table-cell>
          <table:table-cell table:formula="of:=CONCATENATE([Data.K26];&quot;,&quot;)" office:value-type="string" office:string-value=",">
            <text:p>,</text:p>
          </table:table-cell>
          <table:table-cell table:formula="of:=CONCATENATE([Data.L26];&quot;,&quot;)" office:value-type="string" office:string-value=",">
            <text:p>,</text:p>
          </table:table-cell>
          <table:table-cell table:formula="of:=CONCATENATE([Data.M26];&quot;,&quot;)" office:value-type="string" office:string-value="25,">
            <text:p>25,</text:p>
          </table:table-cell>
          <table:table-cell table:formula="of:=CONCATENATE([Data.N26];&quot;,&quot;)" office:value-type="string" office:string-value=",">
            <text:p>,</text:p>
          </table:table-cell>
          <table:table-cell table:formula="of:=CONCATENATE([Data.O26];&quot;,&quot;)" office:value-type="string" office:string-value=",">
            <text:p>,</text:p>
          </table:table-cell>
          <table:table-cell table:formula="of:=CONCATENATE([Data.P26];&quot;,&quot;)" office:value-type="string" office:string-value="100,">
            <text:p>100,</text:p>
          </table:table-cell>
          <table:table-cell table:formula="of:=CONCATENATE([Data.Q26];&quot;,&quot;)" office:value-type="string" office:string-value=",">
            <text:p>,</text:p>
          </table:table-cell>
          <table:table-cell table:formula="of:=CONCATENATE([Data.R26];&quot;,&quot;)" office:value-type="string" office:string-value=",">
            <text:p>,</text:p>
          </table:table-cell>
        </table:table-row>
        <table:table-row table:style-name="ro1">
          <table:table-cell table:formula="of:=CONCATENATE([Data.B27];&quot;,&quot;)" office:value-type="string" office:string-value="50,">
            <text:p>50,</text:p>
          </table:table-cell>
          <table:table-cell table:formula="of:=CONCATENATE([Data.C27];&quot;,&quot;)" office:value-type="string" office:string-value="RANK0_5,">
            <text:p>RANK0_5,</text:p>
          </table:table-cell>
          <table:table-cell table:formula="of:=CONCATENATE([Data.D27];&quot;,&quot;)" office:value-type="string" office:string-value="10,">
            <text:p>10,</text:p>
          </table:table-cell>
          <table:table-cell table:formula="of:=CONCATENATE([Data.E27];&quot;,&quot;)" office:value-type="string" office:string-value="10,">
            <text:p>10,</text:p>
          </table:table-cell>
          <table:table-cell table:formula="of:=CONCATENATE([Data.F27];&quot;,&quot;)" office:value-type="string" office:string-value=",">
            <text:p>,</text:p>
          </table:table-cell>
          <table:table-cell table:formula="of:=CONCATENATE([Data.G27];&quot;,&quot;)" office:value-type="string" office:string-value="12,">
            <text:p>12,</text:p>
          </table:table-cell>
          <table:table-cell table:formula="of:=CONCATENATE([Data.H27];&quot;,&quot;)" office:value-type="string" office:string-value=",">
            <text:p>,</text:p>
          </table:table-cell>
          <table:table-cell table:formula="of:=CONCATENATE([Data.I27];&quot;,&quot;)" office:value-type="string" office:string-value=",">
            <text:p>,</text:p>
          </table:table-cell>
          <table:table-cell table:formula="of:=CONCATENATE([Data.J27];&quot;,&quot;)" office:value-type="string" office:string-value="30,">
            <text:p>30,</text:p>
          </table:table-cell>
          <table:table-cell table:formula="of:=CONCATENATE([Data.K27];&quot;,&quot;)" office:value-type="string" office:string-value=",">
            <text:p>,</text:p>
          </table:table-cell>
          <table:table-cell table:formula="of:=CONCATENATE([Data.L27];&quot;,&quot;)" office:value-type="string" office:string-value=",">
            <text:p>,</text:p>
          </table:table-cell>
          <table:table-cell table:formula="of:=CONCATENATE([Data.M27];&quot;,&quot;)" office:value-type="string" office:string-value="5,">
            <text:p>5,</text:p>
          </table:table-cell>
          <table:table-cell table:formula="of:=CONCATENATE([Data.N27];&quot;,&quot;)" office:value-type="string" office:string-value="5,">
            <text:p>5,</text:p>
          </table:table-cell>
          <table:table-cell table:formula="of:=CONCATENATE([Data.O27];&quot;,&quot;)" office:value-type="string" office:string-value=",">
            <text:p>,</text:p>
          </table:table-cell>
          <table:table-cell table:formula="of:=CONCATENATE([Data.P27];&quot;,&quot;)" office:value-type="string" office:string-value="12,">
            <text:p>12,</text:p>
          </table:table-cell>
          <table:table-cell table:formula="of:=CONCATENATE([Data.Q27];&quot;,&quot;)" office:value-type="string" office:string-value=",">
            <text:p>,</text:p>
          </table:table-cell>
          <table:table-cell table:formula="of:=CONCATENATE([Data.R27];&quot;,&quot;)" office:value-type="string" office:string-value=",">
            <text:p>,</text:p>
          </table:table-cell>
        </table:table-row>
        <table:table-row table:style-name="ro1">
          <table:table-cell table:formula="of:=CONCATENATE([Data.B28];&quot;,&quot;)" office:value-type="string" office:string-value="50,">
            <text:p>50,</text:p>
          </table:table-cell>
          <table:table-cell table:formula="of:=CONCATENATE([Data.C28];&quot;,&quot;)" office:value-type="string" office:string-value="RANK6_10,">
            <text:p>RANK6_10,</text:p>
          </table:table-cell>
          <table:table-cell table:formula="of:=CONCATENATE([Data.D28];&quot;,&quot;)" office:value-type="string" office:string-value="12,">
            <text:p>12,</text:p>
          </table:table-cell>
          <table:table-cell table:formula="of:=CONCATENATE([Data.E28];&quot;,&quot;)" office:value-type="string" office:string-value=",">
            <text:p>,</text:p>
          </table:table-cell>
          <table:table-cell table:formula="of:=CONCATENATE([Data.F28];&quot;,&quot;)" office:value-type="string" office:string-value=",">
            <text:p>,</text:p>
          </table:table-cell>
          <table:table-cell table:formula="of:=CONCATENATE([Data.G28];&quot;,&quot;)" office:value-type="string" office:string-value="25,">
            <text:p>25,</text:p>
          </table:table-cell>
          <table:table-cell table:formula="of:=CONCATENATE([Data.H28];&quot;,&quot;)" office:value-type="string" office:string-value=",">
            <text:p>,</text:p>
          </table:table-cell>
          <table:table-cell table:formula="of:=CONCATENATE([Data.I28];&quot;,&quot;)" office:value-type="string" office:string-value=",">
            <text:p>,</text:p>
          </table:table-cell>
          <table:table-cell table:formula="of:=CONCATENATE([Data.J28];&quot;,&quot;)" office:value-type="string" office:string-value="60,">
            <text:p>60,</text:p>
          </table:table-cell>
          <table:table-cell table:formula="of:=CONCATENATE([Data.K28];&quot;,&quot;)" office:value-type="string" office:string-value=",">
            <text:p>,</text:p>
          </table:table-cell>
          <table:table-cell table:formula="of:=CONCATENATE([Data.L28];&quot;,&quot;)" office:value-type="string" office:string-value=",">
            <text:p>,</text:p>
          </table:table-cell>
          <table:table-cell table:formula="of:=CONCATENATE([Data.M28];&quot;,&quot;)" office:value-type="string" office:string-value="6,">
            <text:p>6,</text:p>
          </table:table-cell>
          <table:table-cell table:formula="of:=CONCATENATE([Data.N28];&quot;,&quot;)" office:value-type="string" office:string-value="6,">
            <text:p>6,</text:p>
          </table:table-cell>
          <table:table-cell table:formula="of:=CONCATENATE([Data.O28];&quot;,&quot;)" office:value-type="string" office:string-value=",">
            <text:p>,</text:p>
          </table:table-cell>
          <table:table-cell table:formula="of:=CONCATENATE([Data.P28];&quot;,&quot;)" office:value-type="string" office:string-value="25,">
            <text:p>25,</text:p>
          </table:table-cell>
          <table:table-cell table:formula="of:=CONCATENATE([Data.Q28];&quot;,&quot;)" office:value-type="string" office:string-value=",">
            <text:p>,</text:p>
          </table:table-cell>
          <table:table-cell table:formula="of:=CONCATENATE([Data.R28];&quot;,&quot;)" office:value-type="string" office:string-value=",">
            <text:p>,</text:p>
          </table:table-cell>
        </table:table-row>
        <table:table-row table:style-name="ro1">
          <table:table-cell table:formula="of:=CONCATENATE([Data.B29];&quot;,&quot;)" office:value-type="string" office:string-value="50,">
            <text:p>50,</text:p>
          </table:table-cell>
          <table:table-cell table:formula="of:=CONCATENATE([Data.C29];&quot;,&quot;)" office:value-type="string" office:string-value="RANK11_15,">
            <text:p>RANK11_15,</text:p>
          </table:table-cell>
          <table:table-cell table:formula="of:=CONCATENATE([Data.D29];&quot;,&quot;)" office:value-type="string" office:string-value="25,">
            <text:p>25,</text:p>
          </table:table-cell>
          <table:table-cell table:formula="of:=CONCATENATE([Data.E29];&quot;,&quot;)" office:value-type="string" office:string-value=",">
            <text:p>,</text:p>
          </table:table-cell>
          <table:table-cell table:formula="of:=CONCATENATE([Data.F29];&quot;,&quot;)" office:value-type="string" office:string-value=",">
            <text:p>,</text:p>
          </table:table-cell>
          <table:table-cell table:formula="of:=CONCATENATE([Data.G29];&quot;,&quot;)" office:value-type="string" office:string-value="40,">
            <text:p>40,</text:p>
          </table:table-cell>
          <table:table-cell table:formula="of:=CONCATENATE([Data.H29];&quot;,&quot;)" office:value-type="string" office:string-value=",">
            <text:p>,</text:p>
          </table:table-cell>
          <table:table-cell table:formula="of:=CONCATENATE([Data.I29];&quot;,&quot;)" office:value-type="string" office:string-value=",">
            <text:p>,</text:p>
          </table:table-cell>
          <table:table-cell table:formula="of:=CONCATENATE([Data.J29];&quot;,&quot;)" office:value-type="string" office:string-value="80,">
            <text:p>80,</text:p>
          </table:table-cell>
          <table:table-cell table:formula="of:=CONCATENATE([Data.K29];&quot;,&quot;)" office:value-type="string" office:string-value=",">
            <text:p>,</text:p>
          </table:table-cell>
          <table:table-cell table:formula="of:=CONCATENATE([Data.L29];&quot;,&quot;)" office:value-type="string" office:string-value=",">
            <text:p>,</text:p>
          </table:table-cell>
          <table:table-cell table:formula="of:=CONCATENATE([Data.M29];&quot;,&quot;)" office:value-type="string" office:string-value="8,">
            <text:p>8,</text:p>
          </table:table-cell>
          <table:table-cell table:formula="of:=CONCATENATE([Data.N29];&quot;,&quot;)" office:value-type="string" office:string-value="8,">
            <text:p>8,</text:p>
          </table:table-cell>
          <table:table-cell table:formula="of:=CONCATENATE([Data.O29];&quot;,&quot;)" office:value-type="string" office:string-value=",">
            <text:p>,</text:p>
          </table:table-cell>
          <table:table-cell table:formula="of:=CONCATENATE([Data.P29];&quot;,&quot;)" office:value-type="string" office:string-value="40,">
            <text:p>40,</text:p>
          </table:table-cell>
          <table:table-cell table:formula="of:=CONCATENATE([Data.Q29];&quot;,&quot;)" office:value-type="string" office:string-value=",">
            <text:p>,</text:p>
          </table:table-cell>
          <table:table-cell table:formula="of:=CONCATENATE([Data.R29];&quot;,&quot;)" office:value-type="string" office:string-value=",">
            <text:p>,</text:p>
          </table:table-cell>
        </table:table-row>
        <table:table-row table:style-name="ro1">
          <table:table-cell table:formula="of:=CONCATENATE([Data.B30];&quot;,&quot;)" office:value-type="string" office:string-value="50,">
            <text:p>50,</text:p>
          </table:table-cell>
          <table:table-cell table:formula="of:=CONCATENATE([Data.C30];&quot;,&quot;)" office:value-type="string" office:string-value="RANK16_20,">
            <text:p>RANK16_20,</text:p>
          </table:table-cell>
          <table:table-cell table:formula="of:=CONCATENATE([Data.D30];&quot;,&quot;)" office:value-type="string" office:string-value="40,">
            <text:p>40,</text:p>
          </table:table-cell>
          <table:table-cell table:formula="of:=CONCATENATE([Data.E30];&quot;,&quot;)" office:value-type="string" office:string-value=",">
            <text:p>,</text:p>
          </table:table-cell>
          <table:table-cell table:formula="of:=CONCATENATE([Data.F30];&quot;,&quot;)" office:value-type="string" office:string-value=",">
            <text:p>,</text:p>
          </table:table-cell>
          <table:table-cell table:formula="of:=CONCATENATE([Data.G30];&quot;,&quot;)" office:value-type="string" office:string-value="60,">
            <text:p>60,</text:p>
          </table:table-cell>
          <table:table-cell table:formula="of:=CONCATENATE([Data.H30];&quot;,&quot;)" office:value-type="string" office:string-value=",">
            <text:p>,</text:p>
          </table:table-cell>
          <table:table-cell table:formula="of:=CONCATENATE([Data.I30];&quot;,&quot;)" office:value-type="string" office:string-value=",">
            <text:p>,</text:p>
          </table:table-cell>
          <table:table-cell table:formula="of:=CONCATENATE([Data.J30];&quot;,&quot;)" office:value-type="string" office:string-value="100,">
            <text:p>100,</text:p>
          </table:table-cell>
          <table:table-cell table:formula="of:=CONCATENATE([Data.K30];&quot;,&quot;)" office:value-type="string" office:string-value=",">
            <text:p>,</text:p>
          </table:table-cell>
          <table:table-cell table:formula="of:=CONCATENATE([Data.L30];&quot;,&quot;)" office:value-type="string" office:string-value=",">
            <text:p>,</text:p>
          </table:table-cell>
          <table:table-cell table:formula="of:=CONCATENATE([Data.M30];&quot;,&quot;)" office:value-type="string" office:string-value="10,">
            <text:p>10,</text:p>
          </table:table-cell>
          <table:table-cell table:formula="of:=CONCATENATE([Data.N30];&quot;,&quot;)" office:value-type="string" office:string-value="10,">
            <text:p>10,</text:p>
          </table:table-cell>
          <table:table-cell table:formula="of:=CONCATENATE([Data.O30];&quot;,&quot;)" office:value-type="string" office:string-value=",">
            <text:p>,</text:p>
          </table:table-cell>
          <table:table-cell table:formula="of:=CONCATENATE([Data.P30];&quot;,&quot;)" office:value-type="string" office:string-value="60,">
            <text:p>60,</text:p>
          </table:table-cell>
          <table:table-cell table:formula="of:=CONCATENATE([Data.Q30];&quot;,&quot;)" office:value-type="string" office:string-value=",">
            <text:p>,</text:p>
          </table:table-cell>
          <table:table-cell table:formula="of:=CONCATENATE([Data.R30];&quot;,&quot;)" office:value-type="string" office:string-value=",">
            <text:p>,</text:p>
          </table:table-cell>
        </table:table-row>
        <table:table-row table:style-name="ro1">
          <table:table-cell table:formula="of:=CONCATENATE([Data.B31];&quot;,&quot;)" office:value-type="string" office:string-value="50,">
            <text:p>50,</text:p>
          </table:table-cell>
          <table:table-cell table:formula="of:=CONCATENATE([Data.C31];&quot;,&quot;)" office:value-type="string" office:string-value="RANK21_,">
            <text:p>RANK21_,</text:p>
          </table:table-cell>
          <table:table-cell table:formula="of:=CONCATENATE([Data.D31];&quot;,&quot;)" office:value-type="string" office:string-value="60,">
            <text:p>60,</text:p>
          </table:table-cell>
          <table:table-cell table:formula="of:=CONCATENATE([Data.E31];&quot;,&quot;)" office:value-type="string" office:string-value=",">
            <text:p>,</text:p>
          </table:table-cell>
          <table:table-cell table:formula="of:=CONCATENATE([Data.F31];&quot;,&quot;)" office:value-type="string" office:string-value=",">
            <text:p>,</text:p>
          </table:table-cell>
          <table:table-cell table:formula="of:=CONCATENATE([Data.G31];&quot;,&quot;)" office:value-type="string" office:string-value="80,">
            <text:p>80,</text:p>
          </table:table-cell>
          <table:table-cell table:formula="of:=CONCATENATE([Data.H31];&quot;,&quot;)" office:value-type="string" office:string-value=",">
            <text:p>,</text:p>
          </table:table-cell>
          <table:table-cell table:formula="of:=CONCATENATE([Data.I31];&quot;,&quot;)" office:value-type="string" office:string-value=",">
            <text:p>,</text:p>
          </table:table-cell>
          <table:table-cell table:formula="of:=CONCATENATE([Data.J31];&quot;,&quot;)" office:value-type="string" office:string-value="120,">
            <text:p>120,</text:p>
          </table:table-cell>
          <table:table-cell table:formula="of:=CONCATENATE([Data.K31];&quot;,&quot;)" office:value-type="string" office:string-value=",">
            <text:p>,</text:p>
          </table:table-cell>
          <table:table-cell table:formula="of:=CONCATENATE([Data.L31];&quot;,&quot;)" office:value-type="string" office:string-value=",">
            <text:p>,</text:p>
          </table:table-cell>
          <table:table-cell table:formula="of:=CONCATENATE([Data.M31];&quot;,&quot;)" office:value-type="string" office:string-value="12,">
            <text:p>12,</text:p>
          </table:table-cell>
          <table:table-cell table:formula="of:=CONCATENATE([Data.N31];&quot;,&quot;)" office:value-type="string" office:string-value=",">
            <text:p>,</text:p>
          </table:table-cell>
          <table:table-cell table:formula="of:=CONCATENATE([Data.O31];&quot;,&quot;)" office:value-type="string" office:string-value=",">
            <text:p>,</text:p>
          </table:table-cell>
          <table:table-cell table:formula="of:=CONCATENATE([Data.P31];&quot;,&quot;)" office:value-type="string" office:string-value="80,">
            <text:p>80,</text:p>
          </table:table-cell>
          <table:table-cell table:formula="of:=CONCATENATE([Data.Q31];&quot;,&quot;)" office:value-type="string" office:string-value=",">
            <text:p>,</text:p>
          </table:table-cell>
          <table:table-cell table:formula="of:=CONCATENATE([Data.R31];&quot;,&quot;)" office:value-type="string" office:string-value=",">
            <text:p>,</text:p>
          </table:table-cell>
        </table:table-row>
        <table:table-row table:style-name="ro1">
          <table:table-cell table:formula="of:=CONCATENATE([Data.B32];&quot;,&quot;)" office:value-type="string" office:string-value="44,">
            <text:p>44,</text:p>
          </table:table-cell>
          <table:table-cell table:formula="of:=CONCATENATE([Data.C32];&quot;,&quot;)" office:value-type="string" office:string-value="RANK0_5,">
            <text:p>RANK0_5,</text:p>
          </table:table-cell>
          <table:table-cell table:formula="of:=CONCATENATE([Data.D32];&quot;,&quot;)" office:value-type="string" office:string-value="4,">
            <text:p>4,</text:p>
          </table:table-cell>
          <table:table-cell table:formula="of:=CONCATENATE([Data.E32];&quot;,&quot;)" office:value-type="string" office:string-value="4,">
            <text:p>4,</text:p>
          </table:table-cell>
          <table:table-cell table:formula="of:=CONCATENATE([Data.F32];&quot;,&quot;)" office:value-type="string" office:string-value="4,">
            <text:p>4,</text:p>
          </table:table-cell>
          <table:table-cell table:formula="of:=CONCATENATE([Data.G32];&quot;,&quot;)" office:value-type="string" office:string-value="4,">
            <text:p>4,</text:p>
          </table:table-cell>
          <table:table-cell table:formula="of:=CONCATENATE([Data.H32];&quot;,&quot;)" office:value-type="string" office:string-value="4,">
            <text:p>4,</text:p>
          </table:table-cell>
          <table:table-cell table:formula="of:=CONCATENATE([Data.I32];&quot;,&quot;)" office:value-type="string" office:string-value="4,">
            <text:p>4,</text:p>
          </table:table-cell>
          <table:table-cell table:formula="of:=CONCATENATE([Data.J32];&quot;,&quot;)" office:value-type="string" office:string-value="10,">
            <text:p>10,</text:p>
          </table:table-cell>
          <table:table-cell table:formula="of:=CONCATENATE([Data.K32];&quot;,&quot;)" office:value-type="string" office:string-value="10,">
            <text:p>10,</text:p>
          </table:table-cell>
          <table:table-cell table:formula="of:=CONCATENATE([Data.L32];&quot;,&quot;)" office:value-type="string" office:string-value=",">
            <text:p>,</text:p>
          </table:table-cell>
          <table:table-cell table:formula="of:=CONCATENATE([Data.M32];&quot;,&quot;)" office:value-type="string" office:string-value="4,">
            <text:p>4,</text:p>
          </table:table-cell>
          <table:table-cell table:formula="of:=CONCATENATE([Data.N32];&quot;,&quot;)" office:value-type="string" office:string-value="4,">
            <text:p>4,</text:p>
          </table:table-cell>
          <table:table-cell table:formula="of:=CONCATENATE([Data.O32];&quot;,&quot;)" office:value-type="string" office:string-value="4,">
            <text:p>4,</text:p>
          </table:table-cell>
          <table:table-cell table:formula="of:=CONCATENATE([Data.P32];&quot;,&quot;)" office:value-type="string" office:string-value="16,">
            <text:p>16,</text:p>
          </table:table-cell>
          <table:table-cell table:formula="of:=CONCATENATE([Data.Q32];&quot;,&quot;)" office:value-type="string" office:string-value="16,">
            <text:p>16,</text:p>
          </table:table-cell>
          <table:table-cell table:formula="of:=CONCATENATE([Data.R32];&quot;,&quot;)" office:value-type="string" office:string-value=",">
            <text:p>,</text:p>
          </table:table-cell>
        </table:table-row>
        <table:table-row table:style-name="ro1">
          <table:table-cell table:formula="of:=CONCATENATE([Data.B33];&quot;,&quot;)" office:value-type="string" office:string-value="44,">
            <text:p>44,</text:p>
          </table:table-cell>
          <table:table-cell table:formula="of:=CONCATENATE([Data.C33];&quot;,&quot;)" office:value-type="string" office:string-value="RANK6_10,">
            <text:p>RANK6_10,</text:p>
          </table:table-cell>
          <table:table-cell table:formula="of:=CONCATENATE([Data.D33];&quot;,&quot;)" office:value-type="string" office:string-value="4,">
            <text:p>4,</text:p>
          </table:table-cell>
          <table:table-cell table:formula="of:=CONCATENATE([Data.E33];&quot;,&quot;)" office:value-type="string" office:string-value="4,">
            <text:p>4,</text:p>
          </table:table-cell>
          <table:table-cell table:formula="of:=CONCATENATE([Data.F33];&quot;,&quot;)" office:value-type="string" office:string-value="4,">
            <text:p>4,</text:p>
          </table:table-cell>
          <table:table-cell table:formula="of:=CONCATENATE([Data.G33];&quot;,&quot;)" office:value-type="string" office:string-value="6,">
            <text:p>6,</text:p>
          </table:table-cell>
          <table:table-cell table:formula="of:=CONCATENATE([Data.H33];&quot;,&quot;)" office:value-type="string" office:string-value="6,">
            <text:p>6,</text:p>
          </table:table-cell>
          <table:table-cell table:formula="of:=CONCATENATE([Data.I33];&quot;,&quot;)" office:value-type="string" office:string-value="6,">
            <text:p>6,</text:p>
          </table:table-cell>
          <table:table-cell table:formula="of:=CONCATENATE([Data.J33];&quot;,&quot;)" office:value-type="string" office:string-value="12,">
            <text:p>12,</text:p>
          </table:table-cell>
          <table:table-cell table:formula="of:=CONCATENATE([Data.K33];&quot;,&quot;)" office:value-type="string" office:string-value=",">
            <text:p>,</text:p>
          </table:table-cell>
          <table:table-cell table:formula="of:=CONCATENATE([Data.L33];&quot;,&quot;)" office:value-type="string" office:string-value=",">
            <text:p>,</text:p>
          </table:table-cell>
          <table:table-cell table:formula="of:=CONCATENATE([Data.M33];&quot;,&quot;)" office:value-type="string" office:string-value="4,">
            <text:p>4,</text:p>
          </table:table-cell>
          <table:table-cell table:formula="of:=CONCATENATE([Data.N33];&quot;,&quot;)" office:value-type="string" office:string-value="4,">
            <text:p>4,</text:p>
          </table:table-cell>
          <table:table-cell table:formula="of:=CONCATENATE([Data.O33];&quot;,&quot;)" office:value-type="string" office:string-value="4,">
            <text:p>4,</text:p>
          </table:table-cell>
          <table:table-cell table:formula="of:=CONCATENATE([Data.P33];&quot;,&quot;)" office:value-type="string" office:string-value="18,">
            <text:p>18,</text:p>
          </table:table-cell>
          <table:table-cell table:formula="of:=CONCATENATE([Data.Q33];&quot;,&quot;)" office:value-type="string" office:string-value=",">
            <text:p>,</text:p>
          </table:table-cell>
          <table:table-cell table:formula="of:=CONCATENATE([Data.R33];&quot;,&quot;)" office:value-type="string" office:string-value=",">
            <text:p>,</text:p>
          </table:table-cell>
        </table:table-row>
        <table:table-row table:style-name="ro1">
          <table:table-cell table:formula="of:=CONCATENATE([Data.B34];&quot;,&quot;)" office:value-type="string" office:string-value="44,">
            <text:p>44,</text:p>
          </table:table-cell>
          <table:table-cell table:formula="of:=CONCATENATE([Data.C34];&quot;,&quot;)" office:value-type="string" office:string-value="RANK11_15,">
            <text:p>RANK11_15,</text:p>
          </table:table-cell>
          <table:table-cell table:formula="of:=CONCATENATE([Data.D34];&quot;,&quot;)" office:value-type="string" office:string-value="4,">
            <text:p>4,</text:p>
          </table:table-cell>
          <table:table-cell table:formula="of:=CONCATENATE([Data.E34];&quot;,&quot;)" office:value-type="string" office:string-value="4,">
            <text:p>4,</text:p>
          </table:table-cell>
          <table:table-cell table:formula="of:=CONCATENATE([Data.F34];&quot;,&quot;)" office:value-type="string" office:string-value="4,">
            <text:p>4,</text:p>
          </table:table-cell>
          <table:table-cell table:formula="of:=CONCATENATE([Data.G34];&quot;,&quot;)" office:value-type="string" office:string-value="8,">
            <text:p>8,</text:p>
          </table:table-cell>
          <table:table-cell table:formula="of:=CONCATENATE([Data.H34];&quot;,&quot;)" office:value-type="string" office:string-value="8,">
            <text:p>8,</text:p>
          </table:table-cell>
          <table:table-cell table:formula="of:=CONCATENATE([Data.I34];&quot;,&quot;)" office:value-type="string" office:string-value=",">
            <text:p>,</text:p>
          </table:table-cell>
          <table:table-cell table:formula="of:=CONCATENATE([Data.J34];&quot;,&quot;)" office:value-type="string" office:string-value="25,">
            <text:p>25,</text:p>
          </table:table-cell>
          <table:table-cell table:formula="of:=CONCATENATE([Data.K34];&quot;,&quot;)" office:value-type="string" office:string-value=",">
            <text:p>,</text:p>
          </table:table-cell>
          <table:table-cell table:formula="of:=CONCATENATE([Data.L34];&quot;,&quot;)" office:value-type="string" office:string-value=",">
            <text:p>,</text:p>
          </table:table-cell>
          <table:table-cell table:formula="of:=CONCATENATE([Data.M34];&quot;,&quot;)" office:value-type="string" office:string-value="4,">
            <text:p>4,</text:p>
          </table:table-cell>
          <table:table-cell table:formula="of:=CONCATENATE([Data.N34];&quot;,&quot;)" office:value-type="string" office:string-value="4,">
            <text:p>4,</text:p>
          </table:table-cell>
          <table:table-cell table:formula="of:=CONCATENATE([Data.O34];&quot;,&quot;)" office:value-type="string" office:string-value="4,">
            <text:p>4,</text:p>
          </table:table-cell>
          <table:table-cell table:formula="of:=CONCATENATE([Data.P34];&quot;,&quot;)" office:value-type="string" office:string-value="25,">
            <text:p>25,</text:p>
          </table:table-cell>
          <table:table-cell table:formula="of:=CONCATENATE([Data.Q34];&quot;,&quot;)" office:value-type="string" office:string-value=",">
            <text:p>,</text:p>
          </table:table-cell>
          <table:table-cell table:formula="of:=CONCATENATE([Data.R34];&quot;,&quot;)" office:value-type="string" office:string-value=",">
            <text:p>,</text:p>
          </table:table-cell>
        </table:table-row>
        <table:table-row table:style-name="ro1">
          <table:table-cell table:formula="of:=CONCATENATE([Data.B35];&quot;,&quot;)" office:value-type="string" office:string-value="44,">
            <text:p>44,</text:p>
          </table:table-cell>
          <table:table-cell table:formula="of:=CONCATENATE([Data.C35];&quot;,&quot;)" office:value-type="string" office:string-value="RANK16_20,">
            <text:p>RANK16_20,</text:p>
          </table:table-cell>
          <table:table-cell table:formula="of:=CONCATENATE([Data.D35];&quot;,&quot;)" office:value-type="string" office:string-value="4,">
            <text:p>4,</text:p>
          </table:table-cell>
          <table:table-cell table:formula="of:=CONCATENATE([Data.E35];&quot;,&quot;)" office:value-type="string" office:string-value="4,">
            <text:p>4,</text:p>
          </table:table-cell>
          <table:table-cell table:formula="of:=CONCATENATE([Data.F35];&quot;,&quot;)" office:value-type="string" office:string-value="4,">
            <text:p>4,</text:p>
          </table:table-cell>
          <table:table-cell table:formula="of:=CONCATENATE([Data.G35];&quot;,&quot;)" office:value-type="string" office:string-value="10,">
            <text:p>10,</text:p>
          </table:table-cell>
          <table:table-cell table:formula="of:=CONCATENATE([Data.H35];&quot;,&quot;)" office:value-type="string" office:string-value="10,">
            <text:p>10,</text:p>
          </table:table-cell>
          <table:table-cell table:formula="of:=CONCATENATE([Data.I35];&quot;,&quot;)" office:value-type="string" office:string-value=",">
            <text:p>,</text:p>
          </table:table-cell>
          <table:table-cell table:formula="of:=CONCATENATE([Data.J35];&quot;,&quot;)" office:value-type="string" office:string-value="40,">
            <text:p>40,</text:p>
          </table:table-cell>
          <table:table-cell table:formula="of:=CONCATENATE([Data.K35];&quot;,&quot;)" office:value-type="string" office:string-value=",">
            <text:p>,</text:p>
          </table:table-cell>
          <table:table-cell table:formula="of:=CONCATENATE([Data.L35];&quot;,&quot;)" office:value-type="string" office:string-value=",">
            <text:p>,</text:p>
          </table:table-cell>
          <table:table-cell table:formula="of:=CONCATENATE([Data.M35];&quot;,&quot;)" office:value-type="string" office:string-value="4,">
            <text:p>4,</text:p>
          </table:table-cell>
          <table:table-cell table:formula="of:=CONCATENATE([Data.N35];&quot;,&quot;)" office:value-type="string" office:string-value="4,">
            <text:p>4,</text:p>
          </table:table-cell>
          <table:table-cell table:formula="of:=CONCATENATE([Data.O35];&quot;,&quot;)" office:value-type="string" office:string-value="4,">
            <text:p>4,</text:p>
          </table:table-cell>
          <table:table-cell table:formula="of:=CONCATENATE([Data.P35];&quot;,&quot;)" office:value-type="string" office:string-value="40,">
            <text:p>40,</text:p>
          </table:table-cell>
          <table:table-cell table:formula="of:=CONCATENATE([Data.Q35];&quot;,&quot;)" office:value-type="string" office:string-value=",">
            <text:p>,</text:p>
          </table:table-cell>
          <table:table-cell table:formula="of:=CONCATENATE([Data.R35];&quot;,&quot;)" office:value-type="string" office:string-value=",">
            <text:p>,</text:p>
          </table:table-cell>
        </table:table-row>
        <table:table-row table:style-name="ro1">
          <table:table-cell table:formula="of:=CONCATENATE([Data.B36];&quot;,&quot;)" office:value-type="string" office:string-value="44,">
            <text:p>44,</text:p>
          </table:table-cell>
          <table:table-cell table:formula="of:=CONCATENATE([Data.C36];&quot;,&quot;)" office:value-type="string" office:string-value="RANK21_,">
            <text:p>RANK21_,</text:p>
          </table:table-cell>
          <table:table-cell table:formula="of:=CONCATENATE([Data.D36];&quot;,&quot;)" office:value-type="string" office:string-value="8,">
            <text:p>8,</text:p>
          </table:table-cell>
          <table:table-cell table:formula="of:=CONCATENATE([Data.E36];&quot;,&quot;)" office:value-type="string" office:string-value="8,">
            <text:p>8,</text:p>
          </table:table-cell>
          <table:table-cell table:formula="of:=CONCATENATE([Data.F36];&quot;,&quot;)" office:value-type="string" office:string-value=",">
            <text:p>,</text:p>
          </table:table-cell>
          <table:table-cell table:formula="of:=CONCATENATE([Data.G36];&quot;,&quot;)" office:value-type="string" office:string-value=",">
            <text:p>,</text:p>
          </table:table-cell>
          <table:table-cell table:formula="of:=CONCATENATE([Data.H36];&quot;,&quot;)" office:value-type="string" office:string-value="25,">
            <text:p>25,</text:p>
          </table:table-cell>
          <table:table-cell table:formula="of:=CONCATENATE([Data.I36];&quot;,&quot;)" office:value-type="string" office:string-value=",">
            <text:p>,</text:p>
          </table:table-cell>
          <table:table-cell table:formula="of:=CONCATENATE([Data.J36];&quot;,&quot;)" office:value-type="string" office:string-value="60,">
            <text:p>60,</text:p>
          </table:table-cell>
          <table:table-cell table:formula="of:=CONCATENATE([Data.K36];&quot;,&quot;)" office:value-type="string" office:string-value=",">
            <text:p>,</text:p>
          </table:table-cell>
          <table:table-cell table:formula="of:=CONCATENATE([Data.L36];&quot;,&quot;)" office:value-type="string" office:string-value=",">
            <text:p>,</text:p>
          </table:table-cell>
          <table:table-cell table:formula="of:=CONCATENATE([Data.M36];&quot;,&quot;)" office:value-type="string" office:string-value="8,">
            <text:p>8,</text:p>
          </table:table-cell>
          <table:table-cell table:formula="of:=CONCATENATE([Data.N36];&quot;,&quot;)" office:value-type="string" office:string-value="8,">
            <text:p>8,</text:p>
          </table:table-cell>
          <table:table-cell table:formula="of:=CONCATENATE([Data.O36];&quot;,&quot;)" office:value-type="string" office:string-value=",">
            <text:p>,</text:p>
          </table:table-cell>
          <table:table-cell table:formula="of:=CONCATENATE([Data.P36];&quot;,&quot;)" office:value-type="string" office:string-value="60,">
            <text:p>60,</text:p>
          </table:table-cell>
          <table:table-cell table:formula="of:=CONCATENATE([Data.Q36];&quot;,&quot;)" office:value-type="string" office:string-value=",">
            <text:p>,</text:p>
          </table:table-cell>
          <table:table-cell table:formula="of:=CONCATENATE([Data.R36];&quot;,&quot;)" office:value-type="string" office:string-value=",">
            <text:p>,</text:p>
          </table:table-cell>
        </table:table-row>
        <table:table-row table:style-name="ro1">
          <table:table-cell table:formula="of:=CONCATENATE([Data.B37];&quot;,&quot;)" office:value-type="string" office:string-value="45,">
            <text:p>45,</text:p>
          </table:table-cell>
          <table:table-cell table:formula="of:=CONCATENATE([Data.C37];&quot;,&quot;)" office:value-type="string" office:string-value="RANK0_5,">
            <text:p>RANK0_5,</text:p>
          </table:table-cell>
          <table:table-cell table:formula="of:=CONCATENATE([Data.D37];&quot;,&quot;)" office:value-type="string" office:string-value="4,">
            <text:p>4,</text:p>
          </table:table-cell>
          <table:table-cell table:formula="of:=CONCATENATE([Data.E37];&quot;,&quot;)" office:value-type="string" office:string-value="4,">
            <text:p>4,</text:p>
          </table:table-cell>
          <table:table-cell table:formula="of:=CONCATENATE([Data.F37];&quot;,&quot;)" office:value-type="string" office:string-value="4,">
            <text:p>4,</text:p>
          </table:table-cell>
          <table:table-cell table:formula="of:=CONCATENATE([Data.G37];&quot;,&quot;)" office:value-type="string" office:string-value="4,">
            <text:p>4,</text:p>
          </table:table-cell>
          <table:table-cell table:formula="of:=CONCATENATE([Data.H37];&quot;,&quot;)" office:value-type="string" office:string-value="4,">
            <text:p>4,</text:p>
          </table:table-cell>
          <table:table-cell table:formula="of:=CONCATENATE([Data.I37];&quot;,&quot;)" office:value-type="string" office:string-value="4,">
            <text:p>4,</text:p>
          </table:table-cell>
          <table:table-cell table:formula="of:=CONCATENATE([Data.J37];&quot;,&quot;)" office:value-type="string" office:string-value="8,">
            <text:p>8,</text:p>
          </table:table-cell>
          <table:table-cell table:formula="of:=CONCATENATE([Data.K37];&quot;,&quot;)" office:value-type="string" office:string-value="8,">
            <text:p>8,</text:p>
          </table:table-cell>
          <table:table-cell table:formula="of:=CONCATENATE([Data.L37];&quot;,&quot;)" office:value-type="string" office:string-value=",">
            <text:p>,</text:p>
          </table:table-cell>
          <table:table-cell table:formula="of:=CONCATENATE([Data.M37];&quot;,&quot;)" office:value-type="string" office:string-value="4,">
            <text:p>4,</text:p>
          </table:table-cell>
          <table:table-cell table:formula="of:=CONCATENATE([Data.N37];&quot;,&quot;)" office:value-type="string" office:string-value="4,">
            <text:p>4,</text:p>
          </table:table-cell>
          <table:table-cell table:formula="of:=CONCATENATE([Data.O37];&quot;,&quot;)" office:value-type="string" office:string-value="4,">
            <text:p>4,</text:p>
          </table:table-cell>
          <table:table-cell table:formula="of:=CONCATENATE([Data.P37];&quot;,&quot;)" office:value-type="string" office:string-value="11,">
            <text:p>11,</text:p>
          </table:table-cell>
          <table:table-cell table:formula="of:=CONCATENATE([Data.Q37];&quot;,&quot;)" office:value-type="string" office:string-value="11,">
            <text:p>11,</text:p>
          </table:table-cell>
          <table:table-cell table:formula="of:=CONCATENATE([Data.R37];&quot;,&quot;)" office:value-type="string" office:string-value=",">
            <text:p>,</text:p>
          </table:table-cell>
        </table:table-row>
        <table:table-row table:style-name="ro1">
          <table:table-cell table:formula="of:=CONCATENATE([Data.B38];&quot;,&quot;)" office:value-type="string" office:string-value="45,">
            <text:p>45,</text:p>
          </table:table-cell>
          <table:table-cell table:formula="of:=CONCATENATE([Data.C38];&quot;,&quot;)" office:value-type="string" office:string-value="RANK6_10,">
            <text:p>RANK6_10,</text:p>
          </table:table-cell>
          <table:table-cell table:formula="of:=CONCATENATE([Data.D38];&quot;,&quot;)" office:value-type="string" office:string-value="4,">
            <text:p>4,</text:p>
          </table:table-cell>
          <table:table-cell table:formula="of:=CONCATENATE([Data.E38];&quot;,&quot;)" office:value-type="string" office:string-value="4,">
            <text:p>4,</text:p>
          </table:table-cell>
          <table:table-cell table:formula="of:=CONCATENATE([Data.F38];&quot;,&quot;)" office:value-type="string" office:string-value="4,">
            <text:p>4,</text:p>
          </table:table-cell>
          <table:table-cell table:formula="of:=CONCATENATE([Data.G38];&quot;,&quot;)" office:value-type="string" office:string-value="4,">
            <text:p>4,</text:p>
          </table:table-cell>
          <table:table-cell table:formula="of:=CONCATENATE([Data.H38];&quot;,&quot;)" office:value-type="string" office:string-value="4,">
            <text:p>4,</text:p>
          </table:table-cell>
          <table:table-cell table:formula="of:=CONCATENATE([Data.I38];&quot;,&quot;)" office:value-type="string" office:string-value="4,">
            <text:p>4,</text:p>
          </table:table-cell>
          <table:table-cell table:formula="of:=CONCATENATE([Data.J38];&quot;,&quot;)" office:value-type="string" office:string-value="8,">
            <text:p>8,</text:p>
          </table:table-cell>
          <table:table-cell table:formula="of:=CONCATENATE([Data.K38];&quot;,&quot;)" office:value-type="string" office:string-value="8,">
            <text:p>8,</text:p>
          </table:table-cell>
          <table:table-cell table:formula="of:=CONCATENATE([Data.L38];&quot;,&quot;)" office:value-type="string" office:string-value=",">
            <text:p>,</text:p>
          </table:table-cell>
          <table:table-cell table:formula="of:=CONCATENATE([Data.M38];&quot;,&quot;)" office:value-type="string" office:string-value="4,">
            <text:p>4,</text:p>
          </table:table-cell>
          <table:table-cell table:formula="of:=CONCATENATE([Data.N38];&quot;,&quot;)" office:value-type="string" office:string-value="4,">
            <text:p>4,</text:p>
          </table:table-cell>
          <table:table-cell table:formula="of:=CONCATENATE([Data.O38];&quot;,&quot;)" office:value-type="string" office:string-value="4,">
            <text:p>4,</text:p>
          </table:table-cell>
          <table:table-cell table:formula="of:=CONCATENATE([Data.P38];&quot;,&quot;)" office:value-type="string" office:string-value="11,">
            <text:p>11,</text:p>
          </table:table-cell>
          <table:table-cell table:formula="of:=CONCATENATE([Data.Q38];&quot;,&quot;)" office:value-type="string" office:string-value="11,">
            <text:p>11,</text:p>
          </table:table-cell>
          <table:table-cell table:formula="of:=CONCATENATE([Data.R38];&quot;,&quot;)" office:value-type="string" office:string-value=",">
            <text:p>,</text:p>
          </table:table-cell>
        </table:table-row>
        <table:table-row table:style-name="ro1">
          <table:table-cell table:formula="of:=CONCATENATE([Data.B39];&quot;,&quot;)" office:value-type="string" office:string-value="45,">
            <text:p>45,</text:p>
          </table:table-cell>
          <table:table-cell table:formula="of:=CONCATENATE([Data.C39];&quot;,&quot;)" office:value-type="string" office:string-value="RANK11_15,">
            <text:p>RANK11_15,</text:p>
          </table:table-cell>
          <table:table-cell table:formula="of:=CONCATENATE([Data.D39];&quot;,&quot;)" office:value-type="string" office:string-value="4,">
            <text:p>4,</text:p>
          </table:table-cell>
          <table:table-cell table:formula="of:=CONCATENATE([Data.E39];&quot;,&quot;)" office:value-type="string" office:string-value="4,">
            <text:p>4,</text:p>
          </table:table-cell>
          <table:table-cell table:formula="of:=CONCATENATE([Data.F39];&quot;,&quot;)" office:value-type="string" office:string-value="4,">
            <text:p>4,</text:p>
          </table:table-cell>
          <table:table-cell table:formula="of:=CONCATENATE([Data.G39];&quot;,&quot;)" office:value-type="string" office:string-value="6,">
            <text:p>6,</text:p>
          </table:table-cell>
          <table:table-cell table:formula="of:=CONCATENATE([Data.H39];&quot;,&quot;)" office:value-type="string" office:string-value="6,">
            <text:p>6,</text:p>
          </table:table-cell>
          <table:table-cell table:formula="of:=CONCATENATE([Data.I39];&quot;,&quot;)" office:value-type="string" office:string-value="6,">
            <text:p>6,</text:p>
          </table:table-cell>
          <table:table-cell table:formula="of:=CONCATENATE([Data.J39];&quot;,&quot;)" office:value-type="string" office:string-value="12,">
            <text:p>12,</text:p>
          </table:table-cell>
          <table:table-cell table:formula="of:=CONCATENATE([Data.K39];&quot;,&quot;)" office:value-type="string" office:string-value=",">
            <text:p>,</text:p>
          </table:table-cell>
          <table:table-cell table:formula="of:=CONCATENATE([Data.L39];&quot;,&quot;)" office:value-type="string" office:string-value=",">
            <text:p>,</text:p>
          </table:table-cell>
          <table:table-cell table:formula="of:=CONCATENATE([Data.M39];&quot;,&quot;)" office:value-type="string" office:string-value="4,">
            <text:p>4,</text:p>
          </table:table-cell>
          <table:table-cell table:formula="of:=CONCATENATE([Data.N39];&quot;,&quot;)" office:value-type="string" office:string-value="4,">
            <text:p>4,</text:p>
          </table:table-cell>
          <table:table-cell table:formula="of:=CONCATENATE([Data.O39];&quot;,&quot;)" office:value-type="string" office:string-value="4,">
            <text:p>4,</text:p>
          </table:table-cell>
          <table:table-cell table:formula="of:=CONCATENATE([Data.P39];&quot;,&quot;)" office:value-type="string" office:string-value="12,">
            <text:p>12,</text:p>
          </table:table-cell>
          <table:table-cell table:formula="of:=CONCATENATE([Data.Q39];&quot;,&quot;)" office:value-type="string" office:string-value=",">
            <text:p>,</text:p>
          </table:table-cell>
          <table:table-cell table:formula="of:=CONCATENATE([Data.R39];&quot;,&quot;)" office:value-type="string" office:string-value=",">
            <text:p>,</text:p>
          </table:table-cell>
        </table:table-row>
        <table:table-row table:style-name="ro1">
          <table:table-cell table:formula="of:=CONCATENATE([Data.B40];&quot;,&quot;)" office:value-type="string" office:string-value="45,">
            <text:p>45,</text:p>
          </table:table-cell>
          <table:table-cell table:formula="of:=CONCATENATE([Data.C40];&quot;,&quot;)" office:value-type="string" office:string-value="RANK16_20,">
            <text:p>RANK16_20,</text:p>
          </table:table-cell>
          <table:table-cell table:formula="of:=CONCATENATE([Data.D40];&quot;,&quot;)" office:value-type="string" office:string-value="4,">
            <text:p>4,</text:p>
          </table:table-cell>
          <table:table-cell table:formula="of:=CONCATENATE([Data.E40];&quot;,&quot;)" office:value-type="string" office:string-value="4,">
            <text:p>4,</text:p>
          </table:table-cell>
          <table:table-cell table:formula="of:=CONCATENATE([Data.F40];&quot;,&quot;)" office:value-type="string" office:string-value="4,">
            <text:p>4,</text:p>
          </table:table-cell>
          <table:table-cell table:formula="of:=CONCATENATE([Data.G40];&quot;,&quot;)" office:value-type="string" office:string-value="8,">
            <text:p>8,</text:p>
          </table:table-cell>
          <table:table-cell table:formula="of:=CONCATENATE([Data.H40];&quot;,&quot;)" office:value-type="string" office:string-value="8,">
            <text:p>8,</text:p>
          </table:table-cell>
          <table:table-cell table:formula="of:=CONCATENATE([Data.I40];&quot;,&quot;)" office:value-type="string" office:string-value=",">
            <text:p>,</text:p>
          </table:table-cell>
          <table:table-cell table:formula="of:=CONCATENATE([Data.J40];&quot;,&quot;)" office:value-type="string" office:string-value="18,">
            <text:p>18,</text:p>
          </table:table-cell>
          <table:table-cell table:formula="of:=CONCATENATE([Data.K40];&quot;,&quot;)" office:value-type="string" office:string-value=",">
            <text:p>,</text:p>
          </table:table-cell>
          <table:table-cell table:formula="of:=CONCATENATE([Data.L40];&quot;,&quot;)" office:value-type="string" office:string-value=",">
            <text:p>,</text:p>
          </table:table-cell>
          <table:table-cell table:formula="of:=CONCATENATE([Data.M40];&quot;,&quot;)" office:value-type="string" office:string-value="4,">
            <text:p>4,</text:p>
          </table:table-cell>
          <table:table-cell table:formula="of:=CONCATENATE([Data.N40];&quot;,&quot;)" office:value-type="string" office:string-value="4,">
            <text:p>4,</text:p>
          </table:table-cell>
          <table:table-cell table:formula="of:=CONCATENATE([Data.O40];&quot;,&quot;)" office:value-type="string" office:string-value="4,">
            <text:p>4,</text:p>
          </table:table-cell>
          <table:table-cell table:formula="of:=CONCATENATE([Data.P40];&quot;,&quot;)" office:value-type="string" office:string-value="18,">
            <text:p>18,</text:p>
          </table:table-cell>
          <table:table-cell table:formula="of:=CONCATENATE([Data.Q40];&quot;,&quot;)" office:value-type="string" office:string-value=",">
            <text:p>,</text:p>
          </table:table-cell>
          <table:table-cell table:formula="of:=CONCATENATE([Data.R40];&quot;,&quot;)" office:value-type="string" office:string-value=",">
            <text:p>,</text:p>
          </table:table-cell>
        </table:table-row>
        <table:table-row table:style-name="ro1">
          <table:table-cell table:formula="of:=CONCATENATE([Data.B41];&quot;,&quot;)" office:value-type="string" office:string-value="45,">
            <text:p>45,</text:p>
          </table:table-cell>
          <table:table-cell table:formula="of:=CONCATENATE([Data.C41];&quot;,&quot;)" office:value-type="string" office:string-value="RANK21_,">
            <text:p>RANK21_,</text:p>
          </table:table-cell>
          <table:table-cell table:formula="of:=CONCATENATE([Data.D41];&quot;,&quot;)" office:value-type="string" office:string-value="6,">
            <text:p>6,</text:p>
          </table:table-cell>
          <table:table-cell table:formula="of:=CONCATENATE([Data.E41];&quot;,&quot;)" office:value-type="string" office:string-value="6,">
            <text:p>6,</text:p>
          </table:table-cell>
          <table:table-cell table:formula="of:=CONCATENATE([Data.F41];&quot;,&quot;)" office:value-type="string" office:string-value="6,">
            <text:p>6,</text:p>
          </table:table-cell>
          <table:table-cell table:formula="of:=CONCATENATE([Data.G41];&quot;,&quot;)" office:value-type="string" office:string-value="12,">
            <text:p>12,</text:p>
          </table:table-cell>
          <table:table-cell table:formula="of:=CONCATENATE([Data.H41];&quot;,&quot;)" office:value-type="string" office:string-value=",">
            <text:p>,</text:p>
          </table:table-cell>
          <table:table-cell table:formula="of:=CONCATENATE([Data.I41];&quot;,&quot;)" office:value-type="string" office:string-value=",">
            <text:p>,</text:p>
          </table:table-cell>
          <table:table-cell table:formula="of:=CONCATENATE([Data.J41];&quot;,&quot;)" office:value-type="string" office:string-value="25,">
            <text:p>25,</text:p>
          </table:table-cell>
          <table:table-cell table:formula="of:=CONCATENATE([Data.K41];&quot;,&quot;)" office:value-type="string" office:string-value=",">
            <text:p>,</text:p>
          </table:table-cell>
          <table:table-cell table:formula="of:=CONCATENATE([Data.L41];&quot;,&quot;)" office:value-type="string" office:string-value=",">
            <text:p>,</text:p>
          </table:table-cell>
          <table:table-cell table:formula="of:=CONCATENATE([Data.M41];&quot;,&quot;)" office:value-type="string" office:string-value="6,">
            <text:p>6,</text:p>
          </table:table-cell>
          <table:table-cell table:formula="of:=CONCATENATE([Data.N41];&quot;,&quot;)" office:value-type="string" office:string-value="6,">
            <text:p>6,</text:p>
          </table:table-cell>
          <table:table-cell table:formula="of:=CONCATENATE([Data.O41];&quot;,&quot;)" office:value-type="string" office:string-value="6,">
            <text:p>6,</text:p>
          </table:table-cell>
          <table:table-cell table:formula="of:=CONCATENATE([Data.P41];&quot;,&quot;)" office:value-type="string" office:string-value="25,">
            <text:p>25,</text:p>
          </table:table-cell>
          <table:table-cell table:formula="of:=CONCATENATE([Data.Q41];&quot;,&quot;)" office:value-type="string" office:string-value=",">
            <text:p>,</text:p>
          </table:table-cell>
          <table:table-cell table:formula="of:=CONCATENATE([Data.R41];&quot;,&quot;)" office:value-type="string" office:string-value=",">
            <text:p>,</text:p>
          </table:table-cell>
        </table:table-row>
        <table:table-row table:style-name="ro1">
          <table:table-cell table:formula="of:=CONCATENATE([Data.B42];&quot;,&quot;)" office:value-type="string" office:string-value="46,">
            <text:p>46,</text:p>
          </table:table-cell>
          <table:table-cell table:formula="of:=CONCATENATE([Data.C42];&quot;,&quot;)" office:value-type="string" office:string-value="RANK0_5,">
            <text:p>RANK0_5,</text:p>
          </table:table-cell>
          <table:table-cell table:formula="of:=CONCATENATE([Data.D42];&quot;,&quot;)" office:value-type="string" office:string-value="8,">
            <text:p>8,</text:p>
          </table:table-cell>
          <table:table-cell table:formula="of:=CONCATENATE([Data.E42];&quot;,&quot;)" office:value-type="string" office:string-value="8,">
            <text:p>8,</text:p>
          </table:table-cell>
          <table:table-cell table:formula="of:=CONCATENATE([Data.F42];&quot;,&quot;)" office:value-type="string" office:string-value=",">
            <text:p>,</text:p>
          </table:table-cell>
          <table:table-cell table:formula="of:=CONCATENATE([Data.G42];&quot;,&quot;)" office:value-type="string" office:string-value="10,">
            <text:p>10,</text:p>
          </table:table-cell>
          <table:table-cell table:formula="of:=CONCATENATE([Data.H42];&quot;,&quot;)" office:value-type="string" office:string-value="10,">
            <text:p>10,</text:p>
          </table:table-cell>
          <table:table-cell table:formula="of:=CONCATENATE([Data.I42];&quot;,&quot;)" office:value-type="string" office:string-value=",">
            <text:p>,</text:p>
          </table:table-cell>
          <table:table-cell table:formula="of:=CONCATENATE([Data.J42];&quot;,&quot;)" office:value-type="string" office:string-value="25,">
            <text:p>25,</text:p>
          </table:table-cell>
          <table:table-cell table:formula="of:=CONCATENATE([Data.K42];&quot;,&quot;)" office:value-type="string" office:string-value=",">
            <text:p>,</text:p>
          </table:table-cell>
          <table:table-cell table:formula="of:=CONCATENATE([Data.L42];&quot;,&quot;)" office:value-type="string" office:string-value=",">
            <text:p>,</text:p>
          </table:table-cell>
          <table:table-cell table:formula="of:=CONCATENATE([Data.M42];&quot;,&quot;)" office:value-type="string" office:string-value="12,">
            <text:p>12,</text:p>
          </table:table-cell>
          <table:table-cell table:formula="of:=CONCATENATE([Data.N42];&quot;,&quot;)" office:value-type="string" office:string-value="12,">
            <text:p>12,</text:p>
          </table:table-cell>
          <table:table-cell table:formula="of:=CONCATENATE([Data.O42];&quot;,&quot;)" office:value-type="string" office:string-value=",">
            <text:p>,</text:p>
          </table:table-cell>
          <table:table-cell table:formula="of:=CONCATENATE([Data.P42];&quot;,&quot;)" office:value-type="string" office:string-value="25,">
            <text:p>25,</text:p>
          </table:table-cell>
          <table:table-cell table:formula="of:=CONCATENATE([Data.Q42];&quot;,&quot;)" office:value-type="string" office:string-value=",">
            <text:p>,</text:p>
          </table:table-cell>
          <table:table-cell table:formula="of:=CONCATENATE([Data.R42];&quot;,&quot;)" office:value-type="string" office:string-value=",">
            <text:p>,</text:p>
          </table:table-cell>
        </table:table-row>
        <table:table-row table:style-name="ro1">
          <table:table-cell table:formula="of:=CONCATENATE([Data.B43];&quot;,&quot;)" office:value-type="string" office:string-value="46,">
            <text:p>46,</text:p>
          </table:table-cell>
          <table:table-cell table:formula="of:=CONCATENATE([Data.C43];&quot;,&quot;)" office:value-type="string" office:string-value="RANK6_10,">
            <text:p>RANK6_10,</text:p>
          </table:table-cell>
          <table:table-cell table:formula="of:=CONCATENATE([Data.D43];&quot;,&quot;)" office:value-type="string" office:string-value="10,">
            <text:p>10,</text:p>
          </table:table-cell>
          <table:table-cell table:formula="of:=CONCATENATE([Data.E43];&quot;,&quot;)" office:value-type="string" office:string-value="10,">
            <text:p>10,</text:p>
          </table:table-cell>
          <table:table-cell table:formula="of:=CONCATENATE([Data.F43];&quot;,&quot;)" office:value-type="string" office:string-value=",">
            <text:p>,</text:p>
          </table:table-cell>
          <table:table-cell table:formula="of:=CONCATENATE([Data.G43];&quot;,&quot;)" office:value-type="string" office:string-value="12,">
            <text:p>12,</text:p>
          </table:table-cell>
          <table:table-cell table:formula="of:=CONCATENATE([Data.H43];&quot;,&quot;)" office:value-type="string" office:string-value=",">
            <text:p>,</text:p>
          </table:table-cell>
          <table:table-cell table:formula="of:=CONCATENATE([Data.I43];&quot;,&quot;)" office:value-type="string" office:string-value=",">
            <text:p>,</text:p>
          </table:table-cell>
          <table:table-cell table:formula="of:=CONCATENATE([Data.J43];&quot;,&quot;)" office:value-type="string" office:string-value="40,">
            <text:p>40,</text:p>
          </table:table-cell>
          <table:table-cell table:formula="of:=CONCATENATE([Data.K43];&quot;,&quot;)" office:value-type="string" office:string-value=",">
            <text:p>,</text:p>
          </table:table-cell>
          <table:table-cell table:formula="of:=CONCATENATE([Data.L43];&quot;,&quot;)" office:value-type="string" office:string-value=",">
            <text:p>,</text:p>
          </table:table-cell>
          <table:table-cell table:formula="of:=CONCATENATE([Data.M43];&quot;,&quot;)" office:value-type="string" office:string-value="16,">
            <text:p>16,</text:p>
          </table:table-cell>
          <table:table-cell table:formula="of:=CONCATENATE([Data.N43];&quot;,&quot;)" office:value-type="string" office:string-value="16,">
            <text:p>16,</text:p>
          </table:table-cell>
          <table:table-cell table:formula="of:=CONCATENATE([Data.O43];&quot;,&quot;)" office:value-type="string" office:string-value=",">
            <text:p>,</text:p>
          </table:table-cell>
          <table:table-cell table:formula="of:=CONCATENATE([Data.P43];&quot;,&quot;)" office:value-type="string" office:string-value="40,">
            <text:p>40,</text:p>
          </table:table-cell>
          <table:table-cell table:formula="of:=CONCATENATE([Data.Q43];&quot;,&quot;)" office:value-type="string" office:string-value=",">
            <text:p>,</text:p>
          </table:table-cell>
          <table:table-cell table:formula="of:=CONCATENATE([Data.R43];&quot;,&quot;)" office:value-type="string" office:string-value=",">
            <text:p>,</text:p>
          </table:table-cell>
        </table:table-row>
        <table:table-row table:style-name="ro1">
          <table:table-cell table:formula="of:=CONCATENATE([Data.B44];&quot;,&quot;)" office:value-type="string" office:string-value="46,">
            <text:p>46,</text:p>
          </table:table-cell>
          <table:table-cell table:formula="of:=CONCATENATE([Data.C44];&quot;,&quot;)" office:value-type="string" office:string-value="RANK11_15,">
            <text:p>RANK11_15,</text:p>
          </table:table-cell>
          <table:table-cell table:formula="of:=CONCATENATE([Data.D44];&quot;,&quot;)" office:value-type="string" office:string-value="12,">
            <text:p>12,</text:p>
          </table:table-cell>
          <table:table-cell table:formula="of:=CONCATENATE([Data.E44];&quot;,&quot;)" office:value-type="string" office:string-value=",">
            <text:p>,</text:p>
          </table:table-cell>
          <table:table-cell table:formula="of:=CONCATENATE([Data.F44];&quot;,&quot;)" office:value-type="string" office:string-value=",">
            <text:p>,</text:p>
          </table:table-cell>
          <table:table-cell table:formula="of:=CONCATENATE([Data.G44];&quot;,&quot;)" office:value-type="string" office:string-value="25,">
            <text:p>25,</text:p>
          </table:table-cell>
          <table:table-cell table:formula="of:=CONCATENATE([Data.H44];&quot;,&quot;)" office:value-type="string" office:string-value=",">
            <text:p>,</text:p>
          </table:table-cell>
          <table:table-cell table:formula="of:=CONCATENATE([Data.I44];&quot;,&quot;)" office:value-type="string" office:string-value=",">
            <text:p>,</text:p>
          </table:table-cell>
          <table:table-cell table:formula="of:=CONCATENATE([Data.J44];&quot;,&quot;)" office:value-type="string" office:string-value="60,">
            <text:p>60,</text:p>
          </table:table-cell>
          <table:table-cell table:formula="of:=CONCATENATE([Data.K44];&quot;,&quot;)" office:value-type="string" office:string-value=",">
            <text:p>,</text:p>
          </table:table-cell>
          <table:table-cell table:formula="of:=CONCATENATE([Data.L44];&quot;,&quot;)" office:value-type="string" office:string-value=",">
            <text:p>,</text:p>
          </table:table-cell>
          <table:table-cell table:formula="of:=CONCATENATE([Data.M44];&quot;,&quot;)" office:value-type="string" office:string-value="18,">
            <text:p>18,</text:p>
          </table:table-cell>
          <table:table-cell table:formula="of:=CONCATENATE([Data.N44];&quot;,&quot;)" office:value-type="string" office:string-value=",">
            <text:p>,</text:p>
          </table:table-cell>
          <table:table-cell table:formula="of:=CONCATENATE([Data.O44];&quot;,&quot;)" office:value-type="string" office:string-value=",">
            <text:p>,</text:p>
          </table:table-cell>
          <table:table-cell table:formula="of:=CONCATENATE([Data.P44];&quot;,&quot;)" office:value-type="string" office:string-value="60,">
            <text:p>60,</text:p>
          </table:table-cell>
          <table:table-cell table:formula="of:=CONCATENATE([Data.Q44];&quot;,&quot;)" office:value-type="string" office:string-value=",">
            <text:p>,</text:p>
          </table:table-cell>
          <table:table-cell table:formula="of:=CONCATENATE([Data.R44];&quot;,&quot;)" office:value-type="string" office:string-value=",">
            <text:p>,</text:p>
          </table:table-cell>
        </table:table-row>
        <table:table-row table:style-name="ro1">
          <table:table-cell table:formula="of:=CONCATENATE([Data.B45];&quot;,&quot;)" office:value-type="string" office:string-value="46,">
            <text:p>46,</text:p>
          </table:table-cell>
          <table:table-cell table:formula="of:=CONCATENATE([Data.C45];&quot;,&quot;)" office:value-type="string" office:string-value="RANK16_20,">
            <text:p>RANK16_20,</text:p>
          </table:table-cell>
          <table:table-cell table:formula="of:=CONCATENATE([Data.D45];&quot;,&quot;)" office:value-type="string" office:string-value="15,">
            <text:p>15,</text:p>
          </table:table-cell>
          <table:table-cell table:formula="of:=CONCATENATE([Data.E45];&quot;,&quot;)" office:value-type="string" office:string-value=",">
            <text:p>,</text:p>
          </table:table-cell>
          <table:table-cell table:formula="of:=CONCATENATE([Data.F45];&quot;,&quot;)" office:value-type="string" office:string-value=",">
            <text:p>,</text:p>
          </table:table-cell>
          <table:table-cell table:formula="of:=CONCATENATE([Data.G45];&quot;,&quot;)" office:value-type="string" office:string-value="40,">
            <text:p>40,</text:p>
          </table:table-cell>
          <table:table-cell table:formula="of:=CONCATENATE([Data.H45];&quot;,&quot;)" office:value-type="string" office:string-value=",">
            <text:p>,</text:p>
          </table:table-cell>
          <table:table-cell table:formula="of:=CONCATENATE([Data.I45];&quot;,&quot;)" office:value-type="string" office:string-value=",">
            <text:p>,</text:p>
          </table:table-cell>
          <table:table-cell table:formula="of:=CONCATENATE([Data.J45];&quot;,&quot;)" office:value-type="string" office:string-value="80,">
            <text:p>80,</text:p>
          </table:table-cell>
          <table:table-cell table:formula="of:=CONCATENATE([Data.K45];&quot;,&quot;)" office:value-type="string" office:string-value=",">
            <text:p>,</text:p>
          </table:table-cell>
          <table:table-cell table:formula="of:=CONCATENATE([Data.L45];&quot;,&quot;)" office:value-type="string" office:string-value=",">
            <text:p>,</text:p>
          </table:table-cell>
          <table:table-cell table:formula="of:=CONCATENATE([Data.M45];&quot;,&quot;)" office:value-type="string" office:string-value="25,">
            <text:p>25,</text:p>
          </table:table-cell>
          <table:table-cell table:formula="of:=CONCATENATE([Data.N45];&quot;,&quot;)" office:value-type="string" office:string-value=",">
            <text:p>,</text:p>
          </table:table-cell>
          <table:table-cell table:formula="of:=CONCATENATE([Data.O45];&quot;,&quot;)" office:value-type="string" office:string-value=",">
            <text:p>,</text:p>
          </table:table-cell>
          <table:table-cell table:formula="of:=CONCATENATE([Data.P45];&quot;,&quot;)" office:value-type="string" office:string-value="80,">
            <text:p>80,</text:p>
          </table:table-cell>
          <table:table-cell table:formula="of:=CONCATENATE([Data.Q45];&quot;,&quot;)" office:value-type="string" office:string-value=",">
            <text:p>,</text:p>
          </table:table-cell>
          <table:table-cell table:formula="of:=CONCATENATE([Data.R45];&quot;,&quot;)" office:value-type="string" office:string-value=",">
            <text:p>,</text:p>
          </table:table-cell>
        </table:table-row>
        <table:table-row table:style-name="ro1">
          <table:table-cell table:formula="of:=CONCATENATE([Data.B46];&quot;,&quot;)" office:value-type="string" office:string-value="46,">
            <text:p>46,</text:p>
          </table:table-cell>
          <table:table-cell table:formula="of:=CONCATENATE([Data.C46];&quot;,&quot;)" office:value-type="string" office:string-value="RANK21_,">
            <text:p>RANK21_,</text:p>
          </table:table-cell>
          <table:table-cell table:formula="of:=CONCATENATE([Data.D46];&quot;,&quot;)" office:value-type="string" office:string-value="40,">
            <text:p>40,</text:p>
          </table:table-cell>
          <table:table-cell table:formula="of:=CONCATENATE([Data.E46];&quot;,&quot;)" office:value-type="string" office:string-value=",">
            <text:p>,</text:p>
          </table:table-cell>
          <table:table-cell table:formula="of:=CONCATENATE([Data.F46];&quot;,&quot;)" office:value-type="string" office:string-value=",">
            <text:p>,</text:p>
          </table:table-cell>
          <table:table-cell table:formula="of:=CONCATENATE([Data.G46];&quot;,&quot;)" office:value-type="string" office:string-value="60,">
            <text:p>60,</text:p>
          </table:table-cell>
          <table:table-cell table:formula="of:=CONCATENATE([Data.H46];&quot;,&quot;)" office:value-type="string" office:string-value=",">
            <text:p>,</text:p>
          </table:table-cell>
          <table:table-cell table:formula="of:=CONCATENATE([Data.I46];&quot;,&quot;)" office:value-type="string" office:string-value=",">
            <text:p>,</text:p>
          </table:table-cell>
          <table:table-cell table:formula="of:=CONCATENATE([Data.J46];&quot;,&quot;)" office:value-type="string" office:string-value="100,">
            <text:p>100,</text:p>
          </table:table-cell>
          <table:table-cell table:formula="of:=CONCATENATE([Data.K46];&quot;,&quot;)" office:value-type="string" office:string-value=",">
            <text:p>,</text:p>
          </table:table-cell>
          <table:table-cell table:formula="of:=CONCATENATE([Data.L46];&quot;,&quot;)" office:value-type="string" office:string-value=",">
            <text:p>,</text:p>
          </table:table-cell>
          <table:table-cell table:formula="of:=CONCATENATE([Data.M46];&quot;,&quot;)" office:value-type="string" office:string-value="40,">
            <text:p>40,</text:p>
          </table:table-cell>
          <table:table-cell table:formula="of:=CONCATENATE([Data.N46];&quot;,&quot;)" office:value-type="string" office:string-value=",">
            <text:p>,</text:p>
          </table:table-cell>
          <table:table-cell table:formula="of:=CONCATENATE([Data.O46];&quot;,&quot;)" office:value-type="string" office:string-value=",">
            <text:p>,</text:p>
          </table:table-cell>
          <table:table-cell table:formula="of:=CONCATENATE([Data.P46];&quot;,&quot;)" office:value-type="string" office:string-value="100,">
            <text:p>100,</text:p>
          </table:table-cell>
          <table:table-cell table:formula="of:=CONCATENATE([Data.Q46];&quot;,&quot;)" office:value-type="string" office:string-value=",">
            <text:p>,</text:p>
          </table:table-cell>
          <table:table-cell table:formula="of:=CONCATENATE([Data.R46];&quot;,&quot;)" office:value-type="string" office:string-value=",">
            <text:p>,</text:p>
          </table:table-cell>
        </table:table-row>
        <table:table-row table:style-name="ro1">
          <table:table-cell table:formula="of:=CONCATENATE([Data.B47];&quot;,&quot;)" office:value-type="string" office:string-value="43,">
            <text:p>43,</text:p>
          </table:table-cell>
          <table:table-cell table:formula="of:=CONCATENATE([Data.C47];&quot;,&quot;)" office:value-type="string" office:string-value="RANK0_5,">
            <text:p>RANK0_5,</text:p>
          </table:table-cell>
          <table:table-cell table:formula="of:=CONCATENATE([Data.D47];&quot;,&quot;)" office:value-type="string" office:string-value="3,">
            <text:p>3,</text:p>
          </table:table-cell>
          <table:table-cell table:formula="of:=CONCATENATE([Data.E47];&quot;,&quot;)" office:value-type="string" office:string-value="3,">
            <text:p>3,</text:p>
          </table:table-cell>
          <table:table-cell table:formula="of:=CONCATENATE([Data.F47];&quot;,&quot;)" office:value-type="string" office:string-value="3,">
            <text:p>3,</text:p>
          </table:table-cell>
          <table:table-cell table:formula="of:=CONCATENATE([Data.G47];&quot;,&quot;)" office:value-type="string" office:string-value="3,">
            <text:p>3,</text:p>
          </table:table-cell>
          <table:table-cell table:formula="of:=CONCATENATE([Data.H47];&quot;,&quot;)" office:value-type="string" office:string-value="3,">
            <text:p>3,</text:p>
          </table:table-cell>
          <table:table-cell table:formula="of:=CONCATENATE([Data.I47];&quot;,&quot;)" office:value-type="string" office:string-value="3,">
            <text:p>3,</text:p>
          </table:table-cell>
          <table:table-cell table:formula="of:=CONCATENATE([Data.J47];&quot;,&quot;)" office:value-type="string" office:string-value="6,">
            <text:p>6,</text:p>
          </table:table-cell>
          <table:table-cell table:formula="of:=CONCATENATE([Data.K47];&quot;,&quot;)" office:value-type="string" office:string-value="6,">
            <text:p>6,</text:p>
          </table:table-cell>
          <table:table-cell table:formula="of:=CONCATENATE([Data.L47];&quot;,&quot;)" office:value-type="string" office:string-value="6,">
            <text:p>6,</text:p>
          </table:table-cell>
          <table:table-cell table:formula="of:=CONCATENATE([Data.M47];&quot;,&quot;)" office:value-type="string" office:string-value="3,">
            <text:p>3,</text:p>
          </table:table-cell>
          <table:table-cell table:formula="of:=CONCATENATE([Data.N47];&quot;,&quot;)" office:value-type="string" office:string-value="3,">
            <text:p>3,</text:p>
          </table:table-cell>
          <table:table-cell table:formula="of:=CONCATENATE([Data.O47];&quot;,&quot;)" office:value-type="string" office:string-value="3,">
            <text:p>3,</text:p>
          </table:table-cell>
          <table:table-cell table:formula="of:=CONCATENATE([Data.P47];&quot;,&quot;)" office:value-type="string" office:string-value="6,">
            <text:p>6,</text:p>
          </table:table-cell>
          <table:table-cell table:formula="of:=CONCATENATE([Data.Q47];&quot;,&quot;)" office:value-type="string" office:string-value="6,">
            <text:p>6,</text:p>
          </table:table-cell>
          <table:table-cell table:formula="of:=CONCATENATE([Data.R47];&quot;,&quot;)" office:value-type="string" office:string-value="6,">
            <text:p>6,</text:p>
          </table:table-cell>
        </table:table-row>
        <table:table-row table:style-name="ro1">
          <table:table-cell table:formula="of:=CONCATENATE([Data.B48];&quot;,&quot;)" office:value-type="string" office:string-value="43,">
            <text:p>43,</text:p>
          </table:table-cell>
          <table:table-cell table:formula="of:=CONCATENATE([Data.C48];&quot;,&quot;)" office:value-type="string" office:string-value="RANK6_10,">
            <text:p>RANK6_10,</text:p>
          </table:table-cell>
          <table:table-cell table:formula="of:=CONCATENATE([Data.D48];&quot;,&quot;)" office:value-type="string" office:string-value="3,">
            <text:p>3,</text:p>
          </table:table-cell>
          <table:table-cell table:formula="of:=CONCATENATE([Data.E48];&quot;,&quot;)" office:value-type="string" office:string-value="3,">
            <text:p>3,</text:p>
          </table:table-cell>
          <table:table-cell table:formula="of:=CONCATENATE([Data.F48];&quot;,&quot;)" office:value-type="string" office:string-value="3,">
            <text:p>3,</text:p>
          </table:table-cell>
          <table:table-cell table:formula="of:=CONCATENATE([Data.G48];&quot;,&quot;)" office:value-type="string" office:string-value="3,">
            <text:p>3,</text:p>
          </table:table-cell>
          <table:table-cell table:formula="of:=CONCATENATE([Data.H48];&quot;,&quot;)" office:value-type="string" office:string-value="3,">
            <text:p>3,</text:p>
          </table:table-cell>
          <table:table-cell table:formula="of:=CONCATENATE([Data.I48];&quot;,&quot;)" office:value-type="string" office:string-value="3,">
            <text:p>3,</text:p>
          </table:table-cell>
          <table:table-cell table:formula="of:=CONCATENATE([Data.J48];&quot;,&quot;)" office:value-type="string" office:string-value="6,">
            <text:p>6,</text:p>
          </table:table-cell>
          <table:table-cell table:formula="of:=CONCATENATE([Data.K48];&quot;,&quot;)" office:value-type="string" office:string-value="6,">
            <text:p>6,</text:p>
          </table:table-cell>
          <table:table-cell table:formula="of:=CONCATENATE([Data.L48];&quot;,&quot;)" office:value-type="string" office:string-value="6,">
            <text:p>6,</text:p>
          </table:table-cell>
          <table:table-cell table:formula="of:=CONCATENATE([Data.M48];&quot;,&quot;)" office:value-type="string" office:string-value="3,">
            <text:p>3,</text:p>
          </table:table-cell>
          <table:table-cell table:formula="of:=CONCATENATE([Data.N48];&quot;,&quot;)" office:value-type="string" office:string-value="3,">
            <text:p>3,</text:p>
          </table:table-cell>
          <table:table-cell table:formula="of:=CONCATENATE([Data.O48];&quot;,&quot;)" office:value-type="string" office:string-value="3,">
            <text:p>3,</text:p>
          </table:table-cell>
          <table:table-cell table:formula="of:=CONCATENATE([Data.P48];&quot;,&quot;)" office:value-type="string" office:string-value="7,">
            <text:p>7,</text:p>
          </table:table-cell>
          <table:table-cell table:formula="of:=CONCATENATE([Data.Q48];&quot;,&quot;)" office:value-type="string" office:string-value="7,">
            <text:p>7,</text:p>
          </table:table-cell>
          <table:table-cell table:formula="of:=CONCATENATE([Data.R48];&quot;,&quot;)" office:value-type="string" office:string-value="7,">
            <text:p>7,</text:p>
          </table:table-cell>
        </table:table-row>
        <table:table-row table:style-name="ro1">
          <table:table-cell table:formula="of:=CONCATENATE([Data.B49];&quot;,&quot;)" office:value-type="string" office:string-value="43,">
            <text:p>43,</text:p>
          </table:table-cell>
          <table:table-cell table:formula="of:=CONCATENATE([Data.C49];&quot;,&quot;)" office:value-type="string" office:string-value="RANK11_15,">
            <text:p>RANK11_15,</text:p>
          </table:table-cell>
          <table:table-cell table:formula="of:=CONCATENATE([Data.D49];&quot;,&quot;)" office:value-type="string" office:string-value="3,">
            <text:p>3,</text:p>
          </table:table-cell>
          <table:table-cell table:formula="of:=CONCATENATE([Data.E49];&quot;,&quot;)" office:value-type="string" office:string-value="3,">
            <text:p>3,</text:p>
          </table:table-cell>
          <table:table-cell table:formula="of:=CONCATENATE([Data.F49];&quot;,&quot;)" office:value-type="string" office:string-value="3,">
            <text:p>3,</text:p>
          </table:table-cell>
          <table:table-cell table:formula="of:=CONCATENATE([Data.G49];&quot;,&quot;)" office:value-type="string" office:string-value="3,">
            <text:p>3,</text:p>
          </table:table-cell>
          <table:table-cell table:formula="of:=CONCATENATE([Data.H49];&quot;,&quot;)" office:value-type="string" office:string-value="3,">
            <text:p>3,</text:p>
          </table:table-cell>
          <table:table-cell table:formula="of:=CONCATENATE([Data.I49];&quot;,&quot;)" office:value-type="string" office:string-value="3,">
            <text:p>3,</text:p>
          </table:table-cell>
          <table:table-cell table:formula="of:=CONCATENATE([Data.J49];&quot;,&quot;)" office:value-type="string" office:string-value="6,">
            <text:p>6,</text:p>
          </table:table-cell>
          <table:table-cell table:formula="of:=CONCATENATE([Data.K49];&quot;,&quot;)" office:value-type="string" office:string-value="6,">
            <text:p>6,</text:p>
          </table:table-cell>
          <table:table-cell table:formula="of:=CONCATENATE([Data.L49];&quot;,&quot;)" office:value-type="string" office:string-value="6,">
            <text:p>6,</text:p>
          </table:table-cell>
          <table:table-cell table:formula="of:=CONCATENATE([Data.M49];&quot;,&quot;)" office:value-type="string" office:string-value="3,">
            <text:p>3,</text:p>
          </table:table-cell>
          <table:table-cell table:formula="of:=CONCATENATE([Data.N49];&quot;,&quot;)" office:value-type="string" office:string-value="3,">
            <text:p>3,</text:p>
          </table:table-cell>
          <table:table-cell table:formula="of:=CONCATENATE([Data.O49];&quot;,&quot;)" office:value-type="string" office:string-value="3,">
            <text:p>3,</text:p>
          </table:table-cell>
          <table:table-cell table:formula="of:=CONCATENATE([Data.P49];&quot;,&quot;)" office:value-type="string" office:string-value="7,">
            <text:p>7,</text:p>
          </table:table-cell>
          <table:table-cell table:formula="of:=CONCATENATE([Data.Q49];&quot;,&quot;)" office:value-type="string" office:string-value="7,">
            <text:p>7,</text:p>
          </table:table-cell>
          <table:table-cell table:formula="of:=CONCATENATE([Data.R49];&quot;,&quot;)" office:value-type="string" office:string-value="7,">
            <text:p>7,</text:p>
          </table:table-cell>
        </table:table-row>
        <table:table-row table:style-name="ro1">
          <table:table-cell table:formula="of:=CONCATENATE([Data.B50];&quot;,&quot;)" office:value-type="string" office:string-value="43,">
            <text:p>43,</text:p>
          </table:table-cell>
          <table:table-cell table:formula="of:=CONCATENATE([Data.C50];&quot;,&quot;)" office:value-type="string" office:string-value="RANK16_20,">
            <text:p>RANK16_20,</text:p>
          </table:table-cell>
          <table:table-cell table:formula="of:=CONCATENATE([Data.D50];&quot;,&quot;)" office:value-type="string" office:string-value="3,">
            <text:p>3,</text:p>
          </table:table-cell>
          <table:table-cell table:formula="of:=CONCATENATE([Data.E50];&quot;,&quot;)" office:value-type="string" office:string-value="3,">
            <text:p>3,</text:p>
          </table:table-cell>
          <table:table-cell table:formula="of:=CONCATENATE([Data.F50];&quot;,&quot;)" office:value-type="string" office:string-value="3,">
            <text:p>3,</text:p>
          </table:table-cell>
          <table:table-cell table:formula="of:=CONCATENATE([Data.G50];&quot;,&quot;)" office:value-type="string" office:string-value="3,">
            <text:p>3,</text:p>
          </table:table-cell>
          <table:table-cell table:formula="of:=CONCATENATE([Data.H50];&quot;,&quot;)" office:value-type="string" office:string-value="3,">
            <text:p>3,</text:p>
          </table:table-cell>
          <table:table-cell table:formula="of:=CONCATENATE([Data.I50];&quot;,&quot;)" office:value-type="string" office:string-value="3,">
            <text:p>3,</text:p>
          </table:table-cell>
          <table:table-cell table:formula="of:=CONCATENATE([Data.J50];&quot;,&quot;)" office:value-type="string" office:string-value="6,">
            <text:p>6,</text:p>
          </table:table-cell>
          <table:table-cell table:formula="of:=CONCATENATE([Data.K50];&quot;,&quot;)" office:value-type="string" office:string-value="6,">
            <text:p>6,</text:p>
          </table:table-cell>
          <table:table-cell table:formula="of:=CONCATENATE([Data.L50];&quot;,&quot;)" office:value-type="string" office:string-value="6,">
            <text:p>6,</text:p>
          </table:table-cell>
          <table:table-cell table:formula="of:=CONCATENATE([Data.M50];&quot;,&quot;)" office:value-type="string" office:string-value="3,">
            <text:p>3,</text:p>
          </table:table-cell>
          <table:table-cell table:formula="of:=CONCATENATE([Data.N50];&quot;,&quot;)" office:value-type="string" office:string-value="3,">
            <text:p>3,</text:p>
          </table:table-cell>
          <table:table-cell table:formula="of:=CONCATENATE([Data.O50];&quot;,&quot;)" office:value-type="string" office:string-value="3,">
            <text:p>3,</text:p>
          </table:table-cell>
          <table:table-cell table:formula="of:=CONCATENATE([Data.P50];&quot;,&quot;)" office:value-type="string" office:string-value="7,">
            <text:p>7,</text:p>
          </table:table-cell>
          <table:table-cell table:formula="of:=CONCATENATE([Data.Q50];&quot;,&quot;)" office:value-type="string" office:string-value="7,">
            <text:p>7,</text:p>
          </table:table-cell>
          <table:table-cell table:formula="of:=CONCATENATE([Data.R50];&quot;,&quot;)" office:value-type="string" office:string-value="7,">
            <text:p>7,</text:p>
          </table:table-cell>
        </table:table-row>
        <table:table-row table:style-name="ro1">
          <table:table-cell table:formula="of:=CONCATENATE([Data.B51];&quot;,&quot;)" office:value-type="string" office:string-value="43,">
            <text:p>43,</text:p>
          </table:table-cell>
          <table:table-cell table:formula="of:=CONCATENATE([Data.C51];&quot;,&quot;)" office:value-type="string" office:string-value="RANK21_,">
            <text:p>RANK21_,</text:p>
          </table:table-cell>
          <table:table-cell table:formula="of:=CONCATENATE([Data.D51];&quot;,&quot;)" office:value-type="string" office:string-value="3,">
            <text:p>3,</text:p>
          </table:table-cell>
          <table:table-cell table:formula="of:=CONCATENATE([Data.E51];&quot;,&quot;)" office:value-type="string" office:string-value="3,">
            <text:p>3,</text:p>
          </table:table-cell>
          <table:table-cell table:formula="of:=CONCATENATE([Data.F51];&quot;,&quot;)" office:value-type="string" office:string-value="3,">
            <text:p>3,</text:p>
          </table:table-cell>
          <table:table-cell table:formula="of:=CONCATENATE([Data.G51];&quot;,&quot;)" office:value-type="string" office:string-value="3,">
            <text:p>3,</text:p>
          </table:table-cell>
          <table:table-cell table:formula="of:=CONCATENATE([Data.H51];&quot;,&quot;)" office:value-type="string" office:string-value="3,">
            <text:p>3,</text:p>
          </table:table-cell>
          <table:table-cell table:formula="of:=CONCATENATE([Data.I51];&quot;,&quot;)" office:value-type="string" office:string-value="3,">
            <text:p>3,</text:p>
          </table:table-cell>
          <table:table-cell table:formula="of:=CONCATENATE([Data.J51];&quot;,&quot;)" office:value-type="string" office:string-value="6,">
            <text:p>6,</text:p>
          </table:table-cell>
          <table:table-cell table:formula="of:=CONCATENATE([Data.K51];&quot;,&quot;)" office:value-type="string" office:string-value="6,">
            <text:p>6,</text:p>
          </table:table-cell>
          <table:table-cell table:formula="of:=CONCATENATE([Data.L51];&quot;,&quot;)" office:value-type="string" office:string-value="6,">
            <text:p>6,</text:p>
          </table:table-cell>
          <table:table-cell table:formula="of:=CONCATENATE([Data.M51];&quot;,&quot;)" office:value-type="string" office:string-value="4,">
            <text:p>4,</text:p>
          </table:table-cell>
          <table:table-cell table:formula="of:=CONCATENATE([Data.N51];&quot;,&quot;)" office:value-type="string" office:string-value="4,">
            <text:p>4,</text:p>
          </table:table-cell>
          <table:table-cell table:formula="of:=CONCATENATE([Data.O51];&quot;,&quot;)" office:value-type="string" office:string-value="4,">
            <text:p>4,</text:p>
          </table:table-cell>
          <table:table-cell table:formula="of:=CONCATENATE([Data.P51];&quot;,&quot;)" office:value-type="string" office:string-value="8,">
            <text:p>8,</text:p>
          </table:table-cell>
          <table:table-cell table:formula="of:=CONCATENATE([Data.Q51];&quot;,&quot;)" office:value-type="string" office:string-value="8,">
            <text:p>8,</text:p>
          </table:table-cell>
          <table:table-cell table:formula="of:=CONCATENATE([Data.R51];&quot;,&quot;)" office:value-type="string" office:string-value="8,">
            <text:p>8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9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text>+</number:text>
      <number:number number:decimal-places="0" number:min-integer-digits="1"/>
    </number:number-style>
    <number:number-style style:name="N135P0" style:volatile="true">
      <number:text>+</number:text>
      <number:number number:decimal-places="0" number:min-integer-digits="0"/>
    </number:number-style>
    <number:number-style style:name="N135P1" style:volatile="true">
      <number:text>-</number:text>
      <number:number number:decimal-places="0" number:min-integer-digits="0"/>
    </number:number-style>
    <number:number-style style:name="N135">
      <number:number number: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0" number:min-integer-digits="1"/>
    </number:number-style>
    <number:number-style style:name="N136"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/>
    </number:number-style>
    <number:number-style style:name="N137">
      <number:text>+</number:text>
      <number:number number:decimal-places="0" number:min-integer-digits="1"/>
      <style:map style:condition="value()&gt;=0" style:apply-style-name="N137P0"/>
    </number:number-style>
    <number:number-style style:name="N138P0" style:volatile="true">
      <number:text>+</number:text>
      <number:number number:decimal-places="0" number:min-integer-digits="1"/>
    </number:number-style>
    <number:number-style style:name="N138">
      <number:number number:decimal-places="0" number:min-integer-digits="1"/>
      <style:map style:condition="value()&gt;=0" style:apply-style-name="N138P0"/>
    </number:number-style>
    <number:number-style style:name="N140P0" style:volatile="true">
      <number:text>+</number:text>
      <number:number number:decimal-places="0" number:min-integer-digits="1"/>
    </number:number-style>
    <number:number-style style:name="N140P1" style:volatile="true">
      <number:text>-</number:text>
      <number:number number:decimal-places="0" number:min-integer-digits="1"/>
    </number:number-style>
    <number:number-style style:name="N140">
      <number:number number:decimal-places="0" number:min-integer-digits="1"/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-$</number:text>
      <number:number number:decimal-places="0" number:min-integer-digits="1" number:grouping="true"/>
      <number:text> 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-$</number:text>
      <number:number number:decimal-places="2" number:min-integer-digits="1" number:grouping="true"/>
      <number:text> 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4" number:min-integer-digits="1"/>
    </number:number-style>
    <number:number-style style:name="N156">
      <number:number number:decimal-places="0" number:min-integer-digits="5"/>
    </number:number-style>
    <number:number-style style:name="N157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.11.2011</text:date>, <text:time>16:2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Golesny</meta:initial-creator>
    <meta:creation-date>2011-11-26T15:18:12</meta:creation-date>
    <dc:date>2011-11-26T16:25:37</dc:date>
    <dc:creator>Daniel Golesny</dc:creator>
    <meta:editing-duration>PT00H35M54S</meta:editing-duration>
    <meta:editing-cycles>9</meta:editing-cycles>
    <meta:generator>OpenOffice.org/3.2$Unix OpenOffice.org_project/320m19$Build-9505</meta:generator>
    <meta:document-statistic meta:table-count="2" meta:cell-count="1745" meta:object-count="0"/>
  </office:meta>
</office:document-meta>
</file>